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11f754" officeooo:paragraph-rsid="00150073"/>
    </style:style>
    <style:style style:name="T1" style:family="text">
      <style:text-properties officeooo:rsid="001410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6/12/14 8:50:33 pm: Ayu New: Helloo</text:p>
      <text:p text:style-name="P1">26/12/14 9:39:09 pm: Ayu New: Can u get ibuprofen tomorrow when u come to pick me and check my fb inbox.. Check jaymin's message and try calling the guy with that number</text:p>
      <text:p text:style-name="P1">26/12/14 9:39:32 pm: Ayu New: Tell ur jaymin's friend's fiancée</text:p>
      <text:p text:style-name="P1">26/12/14 9:39:51 pm: Ayu New: N wanted to know what time n where to pick money from him</text:p>
      <text:p text:style-name="P1">26/12/14 9:40:21 pm: Ayu New: If he is on opposite direction u can do it before u come to airport or we can go together</text:p>
      <text:p text:style-name="P1">26/12/14 9:40:31 pm: Ayu New: I think he isn't available after 12</text:p>
      <text:p text:style-name="P1">26/12/14 9:43:25 pm: Shridhar: Ya I taked to JD</text:p>
      <text:p text:style-name="P1">26/12/14 9:43:39 pm: Ayu New: Okay</text:p>
      <text:p text:style-name="P1">26/12/14 9:43:47 pm: Shridhar: I gt the number</text:p>
      <text:p text:style-name="P1">26/12/14 9:43:58 pm: Shridhar: Chill I'll call him in the morning</text:p>
      <text:p text:style-name="P1">26/12/14 9:44:04 pm: Ayu New: Okay</text:p>
      <text:p text:style-name="P1">26/12/14 9:44:12 pm: Ayu New: Get ibuprofen</text:p>
      <text:p text:style-name="P1">26/12/14 9:44:17 pm: Shridhar: Ya okay</text:p>
      <text:p text:style-name="P1">26/12/14 9:44:22 pm: Shridhar: Head pain?</text:p>
      <text:p text:style-name="P1">26/12/14 9:44:23 pm: Ayu New: I forgot my drug</text:p>
      <text:p text:style-name="P1">26/12/14 9:44:28 pm: Ayu New: No</text:p>
      <text:p text:style-name="P1">26/12/14 9:44:31 pm: Ayu New: I m down</text:p>
      <text:p text:style-name="P1">26/12/14 9:44:36 pm: Shridhar: Oh okay</text:p>
      <text:p text:style-name="P1">26/12/14 9:44:37 pm: Shridhar: Gt it</text:p>
      <text:p text:style-name="P1">26/12/14 9:45:01 pm: Ayu New: Airport is rubbish</text:p>
      <text:p text:style-name="P1">26/12/14 9:45:09 pm: Shridhar: Nai maja</text:p>
      <text:p text:style-name="P1">26/12/14 9:45:15 pm: Shridhar: Riyadh varu</text:p>
      <text:p text:style-name="P1">26/12/14 9:45:22 pm: Shridhar: Did u get down in Jeddah?</text:p>
      <text:p text:style-name="P1">26/12/14 9:45:25 pm: Ayu New: Never coming with this airline.. Toilets are indian toilets</text:p>
      <text:p text:style-name="P1">26/12/14 9:45:35 pm: Shridhar: Lol okay</text:p>
      <text:p text:style-name="P1">26/12/14 9:45:39 pm: Ayu New: I can't bend so much after accident</text:p>
      <text:p text:style-name="P1">26/12/14 9:45:46 pm: Shridhar: Hmmm</text:p>
      <text:p text:style-name="P1">26/12/14 9:45:52 pm: Ayu New: N pigeons everywhere</text:p>
      <text:p text:style-name="P1">26/12/14 9:46:01 pm: Shridhar: Wat u tellin?</text:p>
      <text:p text:style-name="P1">26/12/14 9:46:04 pm: Ayu New: I couldn't get a lounge</text:p>
      <text:p text:style-name="P1">26/12/14 9:46:09 pm: Shridhar: Guck</text:p>
      <text:p text:style-name="P1">26/12/14 9:46:11 pm: Shridhar: Fuck</text:p>
      <text:p text:style-name="P1">26/12/14 9:46:18 pm: Ayu New: I said i ll pay idiots are saying it's for buisness</text:p>
      <text:p text:style-name="P1">26/12/14 9:46:30 pm: Shridhar: U still have 5 hours toh go</text:p>
      <text:p text:style-name="P1">26/12/14 9:46:47 pm: Ayu New: I tore myleggings they don't even have a boutique for wonen here</text:p>
      <text:p text:style-name="P1">26/12/14 9:46:58 pm: Shridhar: Stupid airline man</text:p>
      <text:p text:style-name="P1">26/12/14 9:47:11 pm: Ayu New: It's not airline it's the airport</text:p>
      <text:p text:style-name="P1">26/12/14 9:47:17 pm: Ayu New: Airline is good</text:p>
      <text:p text:style-name="P1">26/12/14 9:47:22 pm: Shridhar: Oh is it</text:p>
      <text:p text:style-name="P1">26/12/14 9:47:27 pm: Ayu New: People are even better very warm</text:p>
      <text:p text:style-name="P1">26/12/14 9:47:32 pm: Ayu New: But airport</text:p>
      <text:p text:style-name="P1">26/12/14 9:47:33 pm: Shridhar: Hmmm oaky</text:p>
      <text:p text:style-name="P1">26/12/14 9:47:47 pm: Ayu New: It's supposed to be the capital city</text:p>
      <text:p text:style-name="P1">26/12/14 9:47:58 pm: Ayu New: And mumbai airport is way better</text:p>
      <text:p text:style-name="P1">26/12/14 9:48:13 pm: Shridhar: Hmmm ya</text:p>
      <text:p text:style-name="P1">26/12/14 9:48:19 pm: Shridhar: Atleast they have wifi</text:p>
      <text:p text:style-name="P1">26/12/14 9:49:03 pm: Ayu New: A group of women sitting next to me gave me bun n butter to eat even after saying I don't want but they kept smiling n got it near my mouth n said"kudi kudi"</text:p>
      <text:p text:style-name="P1">26/12/14 9:49:10 pm: Ayu New: I had to take it</text:p>
      <text:p text:style-name="P1">26/12/14 9:49:19 pm: Shridhar: Hahahaha okay</text:p>
      <text:p text:style-name="P1">26/12/14 9:49:24 pm: Ayu New: They have but not where my gate is</text:p>
      <text:p text:style-name="P1"><text:soft-page-break/>26/12/14 9:50:17 pm: Ayu New: Atleast they have complimentary dinner at 9</text:p>
      <text:p text:style-name="P1">26/12/14 9:50:31 pm: Shridhar: Hmmm okay toh khai leje in and hour</text:p>
      <text:p text:style-name="P1">26/12/14 9:50:35 pm: Ayu New: But I haven't eaten anything n I don't feel like because of pain</text:p>
      <text:p text:style-name="P1">26/12/14 9:50:50 pm: Ayu New: They don't have a medical pharmacy</text:p>
      <text:p text:style-name="P1">26/12/14 9:50:56 pm: Shridhar: But have a little u have to take medicine etle</text:p>
      <text:p text:style-name="P1">26/12/14 9:51:15 pm: Ayu New: I had toconvert dollar to riyal for water</text:p>
      <text:p text:style-name="P1">26/12/14 9:51:33 pm: Ayu New: They don't have pharmacy where do i get medicine from</text:p>
      <text:p text:style-name="P1">26/12/14 9:51:46 pm: Shridhar: Na re kale savare i m tellin</text:p>
      <text:p text:style-name="P1">26/12/14 9:52:02 pm: Ayu New: It says no smoking n arabs are bindass thi smoking</text:p>
      <text:p text:style-name="P1">26/12/14 9:52:09 pm: Shridhar: Hahaha</text:p>
      <text:p text:style-name="P1">26/12/14 9:52:11 pm: Shridhar: Idiots</text:p>
      <text:p text:style-name="P1">26/12/14 9:52:33 pm: Ayu New: I m not coming to this country again</text:p>
      <text:p text:style-name="P1">26/12/14 9:52:43 pm: Shridhar: Hmmm yup okay</text:p>
      <text:p text:style-name="P1">26/12/14 9:52:44 pm: Ayu New: No facilities</text:p>
      <text:p text:style-name="P1">26/12/14 9:53:00 pm: Ayu New: N no women assistance at the airport it's all men</text:p>
      <text:p text:style-name="P1">26/12/14 9:53:12 pm: Shridhar: Hmmm</text:p>
      <text:p text:style-name="P1">26/12/14 9:53:33 pm: Ayu New: I m wearing a tight leggings n everyone is givingme look like m in wrong territory</text:p>
      <text:p text:style-name="P1">26/12/14 9:53:53 pm: Shridhar: Emma mate toh evuj ne</text:p>
      <text:p text:style-name="P1">26/12/14 9:54:18 pm: Ayu New: I ll change before going to mumbai i hope they transfer from international to domestic in that bus instead of asking me to get a cab n go</text:p>
      <text:p text:style-name="P1">26/12/14 9:58:39 pm: Ayu New: Hello</text:p>
      <text:p text:style-name="P1">26/12/14 9:59:11 pm: Shridhar: Na they will transfer in bus</text:p>
      <text:p text:style-name="P1">26/12/14 10:00:27 pm: Ayu New: But it's not connecting</text:p>
      <text:p text:style-name="P1">26/12/14 10:00:37 pm: Ayu New: Will they still do it</text:p>
      <text:p text:style-name="P1">26/12/14 10:03:05 pm: Shridhar: Finish ur immigration first as soon as u get down</text:p>
      <text:p text:style-name="P1">26/12/14 11:01:53 pm: Ayu New: Yes ofcourse but i am asking u will they transfer me</text:p>
      <text:p text:style-name="P1">26/12/14 11:04:28 pm: Ayu New: There's this south indian manhe is bothering me since 4 hours.. He insists me to drink atuff n eat with him n all andis creatung a scene</text:p>
      <text:p text:style-name="P1">26/12/14 11:04:32 pm: Ayu New: I am sick of him</text:p>
      <text:p text:style-name="P1">26/12/14 11:05:01 pm: Ayu New: Wherever i go he follows me and he is like did u eat this did u drink this</text:p>
      <text:p text:style-name="P1">26/12/14 11:10:09 pm: Shridhar: So just tell him na just don bother me</text:p>
      <text:p text:style-name="P1">26/12/14 11:10:30 pm: Shridhar: Ya they will transfer u bus hoi 6ej just make sure u transfer ur luggage</text:p>
      <text:p text:style-name="P1">26/12/14 11:10:41 pm: Ayu New: I told him he got me soda even after telling him I don't want 100 times</text:p>
      <text:p text:style-name="P1">26/12/14 11:10:43 pm: Shridhar: 12 hours more</text:p>
      <text:p text:style-name="P1">26/12/14 11:11:00 pm: Ayu New: 2 uncles came to my rescue and again he camehe is like we have dinner at 9:30 wewillgo n all</text:p>
      <text:p text:style-name="P1">26/12/14 11:11:00 pm: Shridhar: Just tell him don bother me pleas</text:p>
      <text:p text:style-name="P1">26/12/14 11:11:22 pm: Shridhar: Don travel in this airline again</text:p>
      <text:p text:style-name="P1">26/12/14 11:11:56 pm: Ayu New: I moved am sitting with his 2 gujju families but he still sitting right behind me</text:p>
      <text:p text:style-name="P1">26/12/14 11:12:17 pm: Ayu New: He creates a scene starts shouting y didn't u drink this soda it's good for health drink it n all</text:p>
      <text:p text:style-name="P1">26/12/14 11:12:49 pm: Shridhar: Just tell him I don wanna drink it's my life just buzz I</text:p>
      <text:p text:style-name="P1">26/12/14 11:12:50 pm: Shridhar: If</text:p>
      <text:p text:style-name="P1">26/12/14 11:12:51 pm: Shridhar: Of</text:p>
      <text:p text:style-name="P1">26/12/14 11:13:12 pm: Ayu New: I told him 100 times he doesn't understand or what.. It's embarrassing</text:p>
      <text:p text:style-name="P1">26/12/14 11:14:45 pm: Ayu New: U know how strong i am when it comes to traveling</text:p>
      <text:p text:style-name="P1">26/12/14 11:14:45 pm: Ayu New: For the first time i am scared</text:p>
      <text:p text:style-name="P1">26/12/14 11:15:11 pm: Shridhar: Just stay with the guju ppl</text:p>
      <text:p text:style-name="P1">26/12/14 11:15:30 pm: Ayu New: Arey he comes again n again even when i am with them</text:p>
      <text:p text:style-name="P1"><text:soft-page-break/>26/12/14 11:15:53 pm: Ayu New: Next time he bothers me i am either callig security or changing my place again..</text:p>
      <text:p text:style-name="P1">26/12/14 11:15:56 pm: Shridhar: Just get angry once ane tell him</text:p>
      <text:p text:style-name="P1">26/12/14 11:16:11 pm: Ayu New: He doesn't understand</text:p>
      <text:p text:style-name="P1">26/12/14 11:16:19 pm: Ayu New: Weird psycho</text:p>
      <text:p text:style-name="P1">26/12/14 11:16:21 pm: Shridhar: Bastard</text:p>
      <text:p text:style-name="P1">26/12/14 11:21:01 pm: Shridhar: Call the security</text:p>
      <text:p text:style-name="P1">26/12/14 11:21:21 pm: Shridhar: Leave a msg once u leave</text:p>
      <text:p text:style-name="P1">26/12/14 11:21:36 pm: Shridhar: I have tracked it anyways pan just for safe side</text:p>
      <text:p text:style-name="P1">26/12/14 11:21:44 pm: Ayu New: He is dad's age</text:p>
      <text:p text:style-name="P1">26/12/14 11:21:49 pm: Ayu New: What tracked it</text:p>
      <text:p text:style-name="P1">26/12/14 11:22:01 pm: Shridhar: I have bother the flights Saudi and jet on my track list</text:p>
      <text:p text:style-name="P1">26/12/14 11:22:12 pm: Shridhar: I know where u reached and stuff</text:p>
      <text:p text:style-name="P1">26/12/14 11:22:19 pm: Shridhar: Photo na joys</text:p>
      <text:p text:style-name="P1">26/12/14 11:22:22 pm: Shridhar: Joys</text:p>
      <text:p text:style-name="P1">26/12/14 11:22:37 pm: Ayu New: Yeah but what does it have to do with this</text:p>
      <text:p text:style-name="P1">26/12/14 11:22:44 pm: Shridhar: Nthin</text:p>
      <text:p text:style-name="P1">26/12/14 11:22:47 pm: Shridhar: Just told u</text:p>
      <text:p text:style-name="P1">26/12/14 11:22:52 pm: Ayu New: Okay</text:p>
      <text:p text:style-name="P1">26/12/14 11:23:03 pm: Ayu New: But they will transfer me right</text:p>
      <text:p text:style-name="P1">26/12/14 11:23:12 pm: Shridhar: Ane be with the family ane call</text:p>
      <text:p text:style-name="P1">Security if he bothers u</text:p>
      <text:p text:style-name="P1">26/12/14 11:23:13 pm: Ayu New: I think i have to pay some 1000 rs</text:p>
      <text:p text:style-name="P1">26/12/14 11:23:29 pm: Shridhar: Ya they will as soon as u land just tell the crew u have and</text:p>
      <text:p text:style-name="P1">26/12/14 11:24:00 pm: Shridhar: Domestic flight to catch toh they will</text:p>
      <text:p text:style-name="P1">Finish ur immigration ane Tarat transfer Kari daisu</text:p>
      <text:p text:style-name="P1">26/12/14 11:24:05 pm: Shridhar: Okay</text:p>
      <text:p text:style-name="P1">26/12/14 11:24:15 pm: Shridhar: Gn</text:p>
      <text:p text:style-name="P1">26/12/14 11:24:19 pm: Shridhar: Can't wait to see u</text:p>
      <text:p text:style-name="P1">26/12/14 11:24:22 pm: Shridhar: Mwaaah</text:p>
      <text:p text:style-name="P1">26/12/14 11:24:32 pm: Ayu New: If i get the flight on time</text:p>
      <text:p text:style-name="P1">26/12/14 11:24:39 pm: Shridhar: U will</text:p>
      <text:p text:style-name="P1">26/12/14 11:24:47 pm: Ayu New: Domestic</text:p>
      <text:p text:style-name="P1">26/12/14 11:24:57 pm: Shridhar: Both ur flights were before time so this will also come 10-20 mins before time</text:p>
      <text:p text:style-name="P1">26/12/14 11:25:13 pm: Shridhar: Ane Thai jase badhu chill</text:p>
      <text:p text:style-name="P1">26/12/14 11:25:17 pm: Shridhar: Gd8</text:p>
      <text:p text:style-name="P1">26/12/14 11:25:26 pm: Ayu New: Okay</text:p>
      <text:p text:style-name="P1">26/12/14 11:25:26 pm: Ayu New: Hopefully</text:p>
      <text:p text:style-name="P1">26/12/14 11:25:30 pm: Shridhar: Call the security if he bugs u avai</text:p>
      <text:p text:style-name="P1">26/12/14 11:25:32 pm: Shridhar: Again</text:p>
      <text:p text:style-name="P1">26/12/14 11:25:34 pm: Shridhar: Mwaaah</text:p>
      <text:p text:style-name="P1">26/12/14 11:25:38 pm: Ayu New: Shanti thi nikadje kai 4 kallak pehla avani jarur nathi</text:p>
      <text:p text:style-name="P1">26/12/14 11:25:47 pm: Shridhar: Ya okay</text:p>
      <text:p text:style-name="P1">26/12/14 11:25:51 pm: Ayu New: Mwuah</text:p>
      <text:p text:style-name="P1">26/12/14 11:26:21 pm: Shridhar: U get down ane tell the crew ke u have a domestic flight so tat badhu fatafat pati jai okay</text:p>
      <text:p text:style-name="P1">26/12/14 11:26:35 pm: Ayu New: Yeah</text:p>
      <text:p text:style-name="P1">26/12/14 11:26:38 pm: Shridhar: Mwaaah</text:p>
      <text:p text:style-name="P1">29/12/14 10:27:47 am: Ayu New: Send me those pictures and did u reach safe last nught i just didn't have internet connection so couldn't talkt o u</text:p>
      <text:p text:style-name="P1">29/12/14 10:28:10 am: Shridhar: Yes hun</text:p>
      <text:p text:style-name="P1">29/12/14 10:28:24 am: Ayu New: Send me our pictures</text:p>
      <text:p text:style-name="P1">29/12/14 10:28:26 am: Shridhar: &lt;image omitted&gt;</text:p>
      <text:p text:style-name="P1">29/12/14 10:28:26 am: Shridhar: &lt;image omitted&gt;</text:p>
      <text:p text:style-name="P1">29/12/14 10:28:27 am: Shridhar: &lt;image omitted&gt;</text:p>
      <text:p text:style-name="P1"><text:soft-page-break/>29/12/14 10:28:28 am: Shridhar: &lt;image omitted&gt;</text:p>
      <text:p text:style-name="P1">29/12/14 10:28:28 am: Shridhar: &lt;image omitted&gt;</text:p>
      <text:p text:style-name="P1">29/12/14 10:28:29 am: Shridhar: &lt;image omitted&gt;</text:p>
      <text:p text:style-name="P1">29/12/14 10:28:29 am: Shridhar: &lt;image omitted&gt;</text:p>
      <text:p text:style-name="P1">29/12/14 10:28:30 am: Shridhar: &lt;image omitted&gt;</text:p>
      <text:p text:style-name="P1">29/12/14 10:28:31 am: Shridhar: &lt;image omitted&gt;</text:p>
      <text:p text:style-name="P1">29/12/14 10:28:32 am: Shridhar: &lt;image omitted&gt;</text:p>
      <text:p text:style-name="P1">29/12/14 10:28:54 am: Shridhar: &lt;image omitted&gt;</text:p>
      <text:p text:style-name="P1">29/12/14 10:28:55 am: Shridhar: &lt;image omitted&gt;</text:p>
      <text:p text:style-name="P1">29/12/14 10:28:56 am: Shridhar: &lt;image omitted&gt;</text:p>
      <text:p text:style-name="P1">29/12/14 10:28:56 am: Shridhar: &lt;image omitted&gt;</text:p>
      <text:p text:style-name="P1">29/12/14 10:28:57 am: Shridhar: &lt;image omitted&gt;</text:p>
      <text:p text:style-name="P1">29/12/14 10:28:57 am: Shridhar: &lt;image omitted&gt;</text:p>
      <text:p text:style-name="P1">29/12/14 10:28:58 am: Shridhar: &lt;image omitted&gt;</text:p>
      <text:p text:style-name="P1">29/12/14 10:28:58 am: Shridhar: &lt;image omitted&gt;</text:p>
      <text:p text:style-name="P1">29/12/14 10:28:59 am: Shridhar: &lt;image omitted&gt;</text:p>
      <text:p text:style-name="P1">29/12/14 10:28:59 am: Shridhar: &lt;image omitted&gt;</text:p>
      <text:p text:style-name="P1">29/12/14 10:29:25 am: Shridhar: &lt;image omitted&gt;</text:p>
      <text:p text:style-name="P1">29/12/14 10:29:25 am: Shridhar: &lt;image omitted&gt;</text:p>
      <text:p text:style-name="P1">29/12/14 10:29:26 am: Shridhar: &lt;image omitted&gt;</text:p>
      <text:p text:style-name="P1">29/12/14 10:29:27 am: Shridhar: &lt;image omitted&gt;</text:p>
      <text:p text:style-name="P1">29/12/14 10:29:27 am: Shridhar: &lt;image omitted&gt;</text:p>
      <text:p text:style-name="P1">29/12/14 10:29:28 am: Shridhar: &lt;image omitted&gt;</text:p>
      <text:p text:style-name="P1">29/12/14 10:29:28 am: Shridhar: &lt;image omitted&gt;</text:p>
      <text:p text:style-name="P1">29/12/14 10:29:29 am: Shridhar: &lt;image omitted&gt;</text:p>
      <text:p text:style-name="P1">29/12/14 10:29:29 am: Shridhar: &lt;image omitted&gt;</text:p>
      <text:p text:style-name="P1">29/12/14 10:29:30 am: Shridhar: &lt;image omitted&gt;</text:p>
      <text:p text:style-name="P1">29/12/14 10:30:24 am: Ayu New: Still loading fbinbox ma mokal</text:p>
      <text:p text:style-name="P1">29/12/14 10:30:36 am: Shridhar: I already send all</text:p>
      <text:p text:style-name="P1">29/12/14 10:30:41 am: Shridhar: Thai jase download</text:p>
      <text:p text:style-name="P1">29/12/14 10:30:48 am: Shridhar: Sanje Ketla vage?</text:p>
      <text:p text:style-name="P1">29/12/14 10:31:13 am: Ayu New: Fb par</text:p>
      <text:p text:style-name="P1">29/12/14 10:31:37 am: Shridhar: Na on watsapp</text:p>
      <text:p text:style-name="P1">29/12/14 10:31:53 am: Shridhar: Sorry Tara coach vara gadi ma rai Gaya</text:p>
      <text:p text:style-name="P1">29/12/14 10:33:27 am: Shridhar: Ayi Gaya ne badha</text:p>
      <text:p text:style-name="P1">30/12/14 12:50:12 pm: Shridhar: Hello</text:p>
      <text:p text:style-name="P1">30/12/14 12:50:48 pm: Ayu New: Yeah</text:p>
      <text:p text:style-name="P1">30/12/14 12:50:57 pm: Shridhar: Su Kare 6e</text:p>
      <text:p text:style-name="P1">30/12/14 12:50:57 pm: Ayu New: Was ur dad angry or something yesterday</text:p>
      <text:p text:style-name="P1">30/12/14 12:51:02 pm: Shridhar: Na</text:p>
      <text:p text:style-name="P1">30/12/14 12:51:07 pm: Shridhar: He was fine</text:p>
      <text:p text:style-name="P1">30/12/14 12:51:21 pm: Ayu New: He looked like he was</text:p>
      <text:p text:style-name="P1">30/12/14 12:51:29 pm: Shridhar: Nope he wasn't</text:p>
      <text:p text:style-name="P1">30/12/14 12:51:41 pm: Ayu New: And ur mom was like u know deepumasi is coming on Saturday and i said no than she was like shridhar told u talked to her</text:p>
      <text:p text:style-name="P1">30/12/14 12:51:51 pm: Ayu New: I said no i never did may be he did</text:p>
      <text:p text:style-name="P1">30/12/14 12:52:37 pm: Shridhar: Ya mom told me pan pela</text:p>
      <text:p text:style-name="P1">Maulin ni chokri jova mate ave 6e so sanje malisu after our vidhi</text:p>
      <text:p text:style-name="P1">30/12/14 12:52:49 pm: Ayu New: Yeah</text:p>
      <text:p text:style-name="P1">30/12/14 12:53:04 pm: Ayu New: Bau vaar nai I don't have much days i want to spend time with u</text:p>
      <text:p text:style-name="P1">30/12/14 12:53:22 pm: Shridhar: Ya I know 10-15mins</text:p>
      <text:p text:style-name="P1">30/12/14 12:53:27 pm: Ayu New: Okay</text:p>
      <text:p text:style-name="P1">30/12/14 12:53:35 pm: Shridhar: Ane Monday na Amit mama ne Mali laisu for sometime etle chale</text:p>
      <text:p text:style-name="P1">30/12/14 12:53:42 pm: Ayu New: But u ll haveto say amare javanu che I can't</text:p>
      <text:p text:style-name="P1">30/12/14 12:53:58 pm: Shridhar: Ya i will</text:p>
      <text:p text:style-name="P1">30/12/14 12:55:11 pm: Ayu New: Send me pictures i clicked on vidhi day.. Not selfies but full pictures</text:p>
      <text:p text:style-name="P1"><text:soft-page-break/>30/12/14 12:55:25 pm: Ayu New: Dada jode and all</text:p>
      <text:p text:style-name="P1">30/12/14 12:55:44 pm: Shridhar: &lt;image omitted&gt;</text:p>
      <text:p text:style-name="P1">30/12/14 12:55:44 pm: Shridhar: &lt;image omitted&gt;</text:p>
      <text:p text:style-name="P1">30/12/14 12:55:45 pm: Shridhar: &lt;image omitted&gt;</text:p>
      <text:p text:style-name="P1">30/12/14 12:55:45 pm: Shridhar: &lt;image omitted&gt;</text:p>
      <text:p text:style-name="P1">30/12/14 12:55:46 pm: Shridhar: &lt;image omitted&gt;</text:p>
      <text:p text:style-name="P1">30/12/14 12:55:47 pm: Shridhar: &lt;image omitted&gt;</text:p>
      <text:p text:style-name="P1">30/12/14 12:55:47 pm: Shridhar: &lt;image omitted&gt;</text:p>
      <text:p text:style-name="P1">30/12/14 12:57:47 pm: Shridhar: Well hait ne snickers nai bhavti toh Mara ma thi enu packing banvi Didhu skittes ane m&amp;m ane chewing gum ne badhu</text:p>
      <text:p text:style-name="P1">30/12/14 12:58:02 pm: Shridhar: Ane thodi snickers pan muki kemke dada khai 6e</text:p>
      <text:p text:style-name="P1">30/12/14 12:58:02 pm: Ayu New: Okay</text:p>
      <text:p text:style-name="P1">30/12/14 12:58:11 pm: Shridhar: Ane aan ni Mara ma thi thodi api</text:p>
      <text:p text:style-name="P1">30/12/14 12:58:22 pm: Shridhar: So tell ke tu layi to</text:p>
      <text:p text:style-name="P1">30/12/14 12:58:24 pm: Shridhar: Ti</text:p>
      <text:p text:style-name="P1">31/12/14 1:30:20 am: Shridhar: Reached</text:p>
      <text:p text:style-name="P1">31/12/14 8:20:53 am: Ayu New: How far are you</text:p>
      <text:p text:style-name="P1">31/12/14 8:21:14 am: Ayu New: &lt;image omitted&gt;</text:p>
      <text:p text:style-name="P1">31/12/14 8:21:23 am: Ayu New: He's done a fantastic job made me look good in my right profile</text:p>
      <text:p text:style-name="P1">31/12/14 8:21:24 am: Ayu New: &lt;image omitted&gt;</text:p>
      <text:p text:style-name="P1">03/01/15 9:08:29 pm: Shridhar: Let's go up na</text:p>
      <text:p text:style-name="P1">03/01/15 9:08:32 pm: Shridhar: 5mins</text:p>
      <text:p text:style-name="P1">03/01/15 9:11:37 pm: Ayu New: Not now ratre after movie</text:p>
      <text:p text:style-name="P1">03/01/15 9:12:04 pm: Shridhar: Mom dad ase ne so I will have to drop u 1st na</text:p>
      <text:p text:style-name="P1">04/01/15 1:05:40 am: Ayu New: I just saw ur text</text:p>
      <text:p text:style-name="P1">04/01/15 1:19:01 am: Ayu New: 💞❤️</text:p>
      <text:p text:style-name="P1">04/01/15 2:54:52 am: Ayu New: Come home at 10 tomorrow baby want to spent as much as time i can with u</text:p>
      <text:p text:style-name="P1">04/01/15 2:54:55 am: Ayu New: 💋💋💋</text:p>
      <text:p text:style-name="P1">04/01/15 11:41:01 pm: Shridhar: Hello</text:p>
      <text:p text:style-name="P1">05/01/15 6:31:21 am: Shridhar: Not gng office gimme a cal once u up mom doesn know</text:p>
      <text:p text:style-name="P1">05/01/15 12:16:41 pm: Ayu New: Everything's good</text:p>
      <text:p text:style-name="P1">05/01/15 12:17:02 pm: Shridhar: 6odne mari hateli 6e</text:p>
      <text:p text:style-name="P1">05/01/15 12:17:35 pm: Shridhar: Tu dress up thaine ayis ke tya change Karis?</text:p>
      <text:p text:style-name="P1">05/01/15 12:17:54 pm: Ayu New: What happened</text:p>
      <text:p text:style-name="P1">05/01/15 1:28:41 pm: Ayu New: U want to wear casual</text:p>
      <text:p text:style-name="P1">05/01/15 1:28:48 pm: Ayu New: Instead of dressy</text:p>
      <text:p text:style-name="P1">05/01/15 1:29:28 pm: Shridhar: Ya jeans and shirt</text:p>
      <text:p text:style-name="P1">05/01/15 1:29:40 pm: Ayu New: Okay i ll change than</text:p>
      <text:p text:style-name="P1">05/01/15 1:29:51 pm: Shridhar: Okay</text:p>
      <text:p text:style-name="P1">05/01/15 1:29:53 pm: Ayu New: But which shirt</text:p>
      <text:p text:style-name="P1">05/01/15 1:30:03 pm: Ayu New: I ll wear kalnu</text:p>
      <text:p text:style-name="P1">05/01/15 1:30:11 pm: Ayu New: Or no</text:p>
      <text:p text:style-name="P1">05/01/15 1:30:19 pm: Shridhar: Tat shirt blue I wore</text:p>
      <text:p text:style-name="P1">05/01/15 1:30:18 pm: Ayu New: I ll wear something different</text:p>
      <text:p text:style-name="P1">05/01/15 1:30:27 pm: Ayu New: No wear a tshirt</text:p>
      <text:p text:style-name="P1">05/01/15 1:30:32 pm: Ayu New: Lets go casual</text:p>
      <text:p text:style-name="P1">05/01/15 1:30:42 pm: Shridhar: I already wore ane I came out</text:p>
      <text:p text:style-name="P1">05/01/15 1:30:45 pm: Ayu New: But dark blue jeans not worn and baggy nai</text:p>
      <text:p text:style-name="P1">05/01/15 1:30:52 pm: Shridhar: Yup</text:p>
      <text:p text:style-name="P1">05/01/15 1:31:02 pm: Ayu New: Tshirt periyai</text:p>
      <text:p text:style-name="P1">05/01/15 1:31:07 pm: Ayu New: Ketle pochyo</text:p>
      <text:p text:style-name="P1">05/01/15 1:31:41 pm: Shridhar: To pick up Manthan at Amit mama's</text:p>
      <text:p text:style-name="P1">05/01/15 1:31:46 pm: Ayu New: Okay</text:p>
      <text:p text:style-name="P1">05/01/15 1:33:50 pm: Ayu New: Su thayu mummy jode</text:p>
      <text:p text:style-name="P1">05/01/15 1:40:53 pm: Ayu New: Ketle</text:p>
      <text:p text:style-name="P1">05/01/15 9:14:41 pm: Ayu New: I m done</text:p>
      <text:p text:style-name="P1">07/01/15 10:00:41 am: Shridhar: I m already missing u Hun</text:p>
      <text:p text:style-name="P1"><text:soft-page-break/>07/01/15 4:41:29 pm: Ayu New: Are you??</text:p>
      <text:p text:style-name="P1">07/01/15 4:41:29 pm: Ayu New: I thought u wouldn't</text:p>
      <text:p text:style-name="P1">07/01/15 4:43:10 pm: Ayu New: And did u call shilpa's , get that white box fromatunkaka</text:p>
      <text:p text:style-name="P1">07/01/15 4:48:49 pm: Ayu New: Also send me those pictures we clicked in mumbai</text:p>
      <text:p text:style-name="P1">07/01/15 4:49:33 pm: Shridhar: &lt;image omitted&gt;</text:p>
      <text:p text:style-name="P1">07/01/15 4:49:34 pm: Shridhar: &lt;image omitted&gt;</text:p>
      <text:p text:style-name="P1">07/01/15 4:49:34 pm: Shridhar: &lt;image omitted&gt;</text:p>
      <text:p text:style-name="P1">07/01/15 4:49:35 pm: Shridhar: &lt;image omitted&gt;</text:p>
      <text:p text:style-name="P1">07/01/15 4:49:35 pm: Shridhar: &lt;image omitted&gt;</text:p>
      <text:p text:style-name="P1">07/01/15 4:49:36 pm: Shridhar: &lt;image omitted&gt;</text:p>
      <text:p text:style-name="P1">07/01/15 4:49:37 pm: Shridhar: &lt;image omitted&gt;</text:p>
      <text:p text:style-name="P1">07/01/15 4:49:38 pm: Shridhar: &lt;image omitted&gt;</text:p>
      <text:p text:style-name="P1">07/01/15 4:49:39 pm: Shridhar: &lt;image omitted&gt;</text:p>
      <text:p text:style-name="P1">07/01/15 4:49:40 pm: Shridhar: &lt;image omitted&gt;</text:p>
      <text:p text:style-name="P1">07/01/15 4:50:28 pm: Shridhar: Ane accommodation nu su karyu</text:p>
      <text:p text:style-name="P1">07/01/15 4:50:30 pm: Shridhar: Apyu?</text:p>
      <text:p text:style-name="P1">07/01/15 4:50:46 pm: Ayu New: Fought with them</text:p>
      <text:p text:style-name="P1">07/01/15 4:50:51 pm: Ayu New: There other people too</text:p>
      <text:p text:style-name="P1">07/01/15 4:51:10 pm: Ayu New: So they said go to gate 21 and wait there we will provide u hotel accommodation</text:p>
      <text:p text:style-name="P1">07/01/15 4:51:14 pm: Ayu New: So waiting</text:p>
      <text:p text:style-name="P1">07/01/15 4:51:26 pm: Shridhar: Hmmm okay toh saru</text:p>
      <text:p text:style-name="P1">07/01/15 4:51:37 pm: Ayu New: My head is aching</text:p>
      <text:p text:style-name="P1">07/01/15 4:51:48 pm: Shridhar: Have something and got to sleep</text:p>
      <text:p text:style-name="P1">07/01/15 4:52:02 pm: Shridhar: Bcoz u have a early morning flight</text:p>
      <text:p text:style-name="P1">07/01/15 4:52:08 pm: Shridhar: At 6:25</text:p>
      <text:p text:style-name="P1">07/01/15 4:51:49 pm: Ayu New: Did u call shilpa's</text:p>
      <text:p text:style-name="P1">07/01/15 4:52:34 pm: Shridhar: Nope</text:p>
      <text:p text:style-name="P1">07/01/15 4:52:42 pm: Shridhar: Number</text:p>
      <text:p text:style-name="P1">07/01/15 4:53:00 pm: Ayu New: What ihad breakfast than had chole bhature at the airport than had food in flight , i have been earingsince morning</text:p>
      <text:p text:style-name="P1">07/01/15 4:53:08 pm: Ayu New: Google karne</text:p>
      <text:p text:style-name="P1">07/01/15 4:55:34 pm: Ayu New: Send me all the pictures</text:p>
      <text:p text:style-name="P1">07/01/15 4:55:42 pm: Ayu New: We clicked in mumbai</text:p>
      <text:p text:style-name="P1">07/01/15 4:58:44 pm: Ayu New: What u doing</text:p>
      <text:p text:style-name="P1">07/01/15 4:58:51 pm: Ayu New: And other pictures</text:p>
      <text:p text:style-name="P1">07/01/15 4:59:12 pm: Shridhar: Nthin just left from balsam</text:p>
      <text:p text:style-name="P1">07/01/15 4:59:17 pm: Shridhar: Valsad</text:p>
      <text:p text:style-name="P1">07/01/15 4:59:35 pm: Ayu New: Drivesafe anand jai ne..</text:p>
      <text:p text:style-name="P1">07/01/15 4:59:54 pm: Ayu New: We still have to enjoy sex everyday</text:p>
      <text:p text:style-name="P1">07/01/15 5:00:05 pm: Shridhar: Lol</text:p>
      <text:p text:style-name="P1">07/01/15 5:00:25 pm: Ayu New: This time i felt like u were forced into it</text:p>
      <text:p text:style-name="P1">07/01/15 5:00:53 pm: Shridhar: Na I wasn't forced but the last days I was tired</text:p>
      <text:p text:style-name="P1">07/01/15 5:01:11 pm: Shridhar: Roaming here ane there ane no proper rest also na</text:p>
      <text:p text:style-name="P1">07/01/15 5:01:23 pm: Ayu New: I should be more tired</text:p>
      <text:p text:style-name="P1">07/01/15 5:01:28 pm: Ayu New: Instead of u</text:p>
      <text:p text:style-name="P1">07/01/15 5:01:33 pm: Shridhar: Kem u?</text:p>
      <text:p text:style-name="P1">07/01/15 5:01:53 pm: Ayu New: I was busy , jet lagged , and stressed</text:p>
      <text:p text:style-name="P1">07/01/15 5:02:07 pm: Shridhar: Y were u stressed</text:p>
      <text:p text:style-name="P1">07/01/15 5:02:29 pm: Ayu New: Meeting everyone I couldn't spent much time with u..</text:p>
      <text:p text:style-name="P1">07/01/15 5:02:42 pm: Ayu New: After u come here i m not flying to india</text:p>
      <text:p text:style-name="P1">07/01/15 5:02:50 pm: Shridhar: Hmmm ya man</text:p>
      <text:p text:style-name="P1">07/01/15 5:03:16 pm: Shridhar: I'll fly but instead of u also</text:p>
      <text:p text:style-name="P1">07/01/15 5:04:03 pm: Ayu New: I rather stay in California or texas</text:p>
      <text:p text:style-name="P1">07/01/15 5:04:15 pm: Ayu New: Just away from everyone in Virginia</text:p>
      <text:p text:style-name="P1">07/01/15 5:04:46 pm: Shridhar: Did they come and pick u guys for the accommodation?</text:p>
      <text:p text:style-name="P1">07/01/15 5:05:15 pm: Ayu New: And have na padta sikhvu padse k nai fave.. But i still feel ur mom should understand a lil that all this is not possible in <text:soft-page-break/>suchahortperiod , it just exhausts me..it's a wastage of holiday</text:p>
      <text:p text:style-name="P1">07/01/15 5:05:37 pm: Ayu New: Not yet</text:p>
      <text:p text:style-name="P1">07/01/15 5:06:05 pm: Shridhar: Ya tats true</text:p>
      <text:p text:style-name="P1">09/01/15 12:20:10 am: Ayu New: Just landed</text:p>
      <text:p text:style-name="P1">09/01/15 6:32:19 am: Shridhar: All g</text:p>
      <text:p text:style-name="P1">09/01/15 6:32:23 am: Shridhar: Good Hun</text:p>
      <text:p text:style-name="P1">09/01/15 6:32:47 am: Ayu New: Yea very tired</text:p>
      <text:p text:style-name="P1">09/01/15 6:33:02 am: Ayu New: Flight was delayed 2 hours</text:p>
      <text:p text:style-name="P1">09/01/15 6:33:07 am: Shridhar: Hmmm ave go to sleep kale job javanu ne</text:p>
      <text:p text:style-name="P1">09/01/15 6:33:10 am: Ayu New: Landed at 2</text:p>
      <text:p text:style-name="P1">09/01/15 6:33:35 am: Ayu New: Than drove at 4</text:p>
      <text:p text:style-name="P1">09/01/15 6:33:51 am: Shridhar: Ya bcoz it took a circle near Greenland etle it got late</text:p>
      <text:p text:style-name="P1">09/01/15 6:33:49 am: Ayu New: Reached home at 7</text:p>
      <text:p text:style-name="P1">09/01/15 6:34:01 am: Ayu New: Went to krogers brought groceries</text:p>
      <text:p text:style-name="P1">09/01/15 6:34:06 am: Ayu New: Cooked food</text:p>
      <text:p text:style-name="P1">09/01/15 6:34:12 am: Shridhar: Khadu?</text:p>
      <text:p text:style-name="P1">09/01/15 6:34:15 am: Ayu New: I m very exhausted</text:p>
      <text:p text:style-name="P1">09/01/15 6:34:34 am: Shridhar: Did u eat?</text:p>
      <text:p text:style-name="P1">09/01/15 6:35:01 am: Ayu New: Eating</text:p>
      <text:p text:style-name="P1">09/01/15 6:35:08 am: Shridhar: Okay khai le</text:p>
      <text:p text:style-name="P1">09/01/15 6:35:18 am: Ayu New: Is it okay if i call ur mom tomorrow</text:p>
      <text:p text:style-name="P1">09/01/15 6:35:39 am: Shridhar: Ya chale ave call tommorow after work</text:p>
      <text:p text:style-name="P1">10/01/15 12:57:29 am: Ayu New: I am wet and i miss you</text:p>
      <text:p text:style-name="P1">10/01/15 7:47:41 am: Shridhar: Oh my bab<text:span text:style-name="T1">y</text:span></text:p>
      <text:p text:style-name="P1">10/01/15 7:49:12 am: Ayu New: There's a reason we are man and wife</text:p>
      <text:p text:style-name="P1">10/01/15 7:49:21 am: Shridhar: Yup true</text:p>
      <text:p text:style-name="P1">10/01/15 7:49:29 am: Shridhar: Wait msg u in 10</text:p>
      <text:p text:style-name="P1">10/01/15 7:49:36 am: Shridhar: Pop karva Jav 6u</text:p>
      <text:p text:style-name="P1">10/01/15 8:17:36 am: Ayu New: &lt;image omitted&gt;</text:p>
      <text:p text:style-name="P1">10/01/15 8:17:38 am: Ayu New: &lt;image omitted&gt;</text:p>
      <text:p text:style-name="P1">10/01/15 8:17:42 am: Ayu New: &lt;image omitted&gt;</text:p>
      <text:p text:style-name="P1">10/01/15 8:52:54 am: Shridhar: I liked the last one</text:p>
      <text:p text:style-name="P1">10/01/15 8:53:21 am: Shridhar: Eno lengho mast 6e</text:p>
      <text:p text:style-name="P1">10/01/15 8:54:10 am: Shridhar: Last one rich lage mast</text:p>
      <text:p text:style-name="P1">10/01/15 11:28:27 am: Ayu New: See u saw my text but never replied blue ticks ai gai ti</text:p>
      <text:p text:style-name="P1">10/01/15 11:29:01 am: Shridhar: Arey bank ma Kaam 6e etle</text:p>
      <text:p text:style-name="P1">10/01/15 11:29:08 am: Ayu New: Su</text:p>
      <text:p text:style-name="P1">10/01/15 11:29:11 am: Ayu New: Kam</text:p>
      <text:p text:style-name="P1">10/01/15 11:29:38 am: Shridhar: Mare ek fd mukivu 6e pa6i gadi nu EMI ne badhu</text:p>
      <text:p text:style-name="P1">10/01/15 11:30:04 am: Ayu New: Ok</text:p>
      <text:p text:style-name="P1">10/01/15 11:30:12 am: Ayu New: I ll give u a reason to laugh</text:p>
      <text:p text:style-name="P1">10/01/15 11:30:23 am: Ayu New: &lt;image omitted&gt;</text:p>
      <text:p text:style-name="P1">10/01/15 11:30:26 am: Shridhar: Bolo</text:p>
      <text:p text:style-name="P1">10/01/15 11:30:33 am: Ayu New: See the picture</text:p>
      <text:p text:style-name="P1">10/01/15 11:34:00 am: Shridhar: Hahahahaha</text:p>
      <text:p text:style-name="P1">10/01/15 11:34:03 am: Shridhar: Oh my god</text:p>
      <text:p text:style-name="P1">10/01/15 11:34:10 am: Shridhar: He is in ur friend list</text:p>
      <text:p text:style-name="P1">10/01/15 11:34:31 am: Ayu New: Yeah u should go on her profile my god she has posted 7 posts for his birthday</text:p>
      <text:p text:style-name="P1">10/01/15 11:34:52 am: Ayu New: Somebody liked on my wall and i guess he is in my list</text:p>
      <text:p text:style-name="P1">10/01/15 11:35:08 am: Ayu New: Shridhar tari mummy avi koik sodhi ne layi hot toh su karat th</text:p>
      <text:p text:style-name="P1">10/01/15 11:35:11 am: Ayu New: Tu*</text:p>
      <text:p text:style-name="P1">10/01/15 11:35:45 am: Shridhar: Hahaha oh my god</text:p>
      <text:p text:style-name="P1">10/01/15 11:35:54 am: Shridhar: I would be highly embarrased</text:p>
      <text:p text:style-name="P1">10/01/15 11:36:27 am: Ayu New: Avi j ayi hot tamari 5 gam ni chokrio avi ochu <text:soft-page-break/>bhaneli halel tappu hoy</text:p>
      <text:p text:style-name="P1">10/01/15 11:36:42 am: Shridhar: Lol true</text:p>
      <text:p text:style-name="P1">10/01/15 11:36:50 am: Shridhar: Karu msg 5min ma</text:p>
      <text:p text:style-name="P1">10/01/15 11:37:06 am: Ayu New: Kharekhar.. I ll sleep than i have to work tomorrow i was awake to talk to u</text:p>
      <text:p text:style-name="P1">10/01/15 11:37:28 am: Shridhar: Oh okay toh bolne Hun</text:p>
      <text:p text:style-name="P1">10/01/15 11:37:44 am: Ayu New: I am getting dermal filler injections in eyes</text:p>
      <text:p text:style-name="P1">10/01/15 11:37:54 am: Ayu New: It's 500$ each injection for the wedding</text:p>
      <text:p text:style-name="P1">10/01/15 11:38:00 am: Ayu New: It lasts 2 so much time</text:p>
      <text:p text:style-name="P1">10/01/15 12:03:06 pm: Ayu New: M sleeping</text:p>
      <text:p text:style-name="P1">10/01/15 12:03:12 pm: Ayu New: Mwuahh</text:p>
      <text:p text:style-name="P1">10/01/15 12:12:42 pm: Ayu New: {\rtf1\ansi\ansicpg1252</text:p>
      <text:p text:style-name="P1">{\fonttbl\f0\fnil\fcharset0 HelveticaNeue;}</text:p>
      <text:p text:style-name="P1">{\colortbl;\red255\green255\blue255;\red34\green34\blue34;\red255\green255\blue255;}</text:p>
      <text:p text:style-name="P1">\deftab720</text:p>
      <text:p text:style-name="P1">\pard\pardeftab720\qc\partightenfactor0</text:p>
      <text:p text:style-name="P1"/>
      <text:p text:style-name="P1">\f0\fs26 \cf2 \cb3 \expnd0\expndtw0\kerning0</text:p>
      <text:p text:style-name="P1">\outl0\strokewidth0 \strokec2 }</text:p>
      <text:p text:style-name="P1">10/01/15 12:12:45 pm: Ayu New: See this</text:p>
      <text:p text:style-name="P1">10/01/15 12:18:31 pm: Shridhar: Wats this?</text:p>
      <text:p text:style-name="P1">10/01/15 8:48:13 pm: Ayu New: What r u doing</text:p>
      <text:p text:style-name="P1">10/01/15 9:07:55 pm: Shridhar: Was at mihir's varghodo ane taking to devang ane now at rushab's they all gone for arijit singh's concert</text:p>
      <text:p text:style-name="P1">10/01/15 9:08:32 pm: Ayu New: Ur not going</text:p>
      <text:p text:style-name="P1">10/01/15 9:08:44 pm: Shridhar: Nope the tickets were 2500</text:p>
      <text:p text:style-name="P1">10/01/15 9:08:55 pm: Ayu New: Toh lai levi ti</text:p>
      <text:p text:style-name="P1">10/01/15 9:09:02 pm: Ayu New: Big deal</text:p>
      <text:p text:style-name="P1">10/01/15 9:09:12 pm: Shridhar: Na ave I had to pay my credit card bills and all</text:p>
      <text:p text:style-name="P1">10/01/15 9:09:16 pm: Ayu New: Ok</text:p>
      <text:p text:style-name="P1">10/01/15 9:09:30 pm: Ayu New: I m not a big fan of concerts</text:p>
      <text:p text:style-name="P1">10/01/15 9:09:42 pm: Shridhar: Not even me</text:p>
      <text:p text:style-name="P1">10/01/15 9:09:55 pm: Ayu New: I rather watch the same thing on tv leg on leg with pizza n beer</text:p>
      <text:p text:style-name="P1">10/01/15 9:10:00 pm: Shridhar: Gng to concert also is become a fashion in anand</text:p>
      <text:p text:style-name="P1">10/01/15 9:10:15 pm: Ayu New: Anand ma people follow</text:p>
      <text:p text:style-name="P1">10/01/15 9:10:20 pm: Ayu New: Noone creates</text:p>
      <text:p text:style-name="P1">10/01/15 9:10:46 pm: Ayu New: Western thava jai che country is loosing it's culture</text:p>
      <text:p text:style-name="P1">10/01/15 9:11:39 pm: Ayu New: I had a question</text:p>
      <text:p text:style-name="P1">10/01/15 9:12:03 pm: Ayu New: Mummy ni 500 gm jetli dawa nu packet dharti lai avse</text:p>
      <text:p text:style-name="P1">10/01/15 9:12:32 pm: Shridhar: Yup no problem</text:p>
      <text:p text:style-name="P1">10/01/15 9:12:49 pm: Ayu New: Ene bah saman nathi hoto ne</text:p>
      <text:p text:style-name="P1">10/01/15 9:13:02 pm: Shridhar: Ane Tara pela folders pan sari na</text:p>
      <text:p text:style-name="P1">10/01/15 9:13:03 pm: Ayu New: I mean is it okay if i ask that to anju aunty</text:p>
      <text:p text:style-name="P1">10/01/15 9:13:15 pm: Shridhar: Yup</text:p>
      <text:p text:style-name="P1">10/01/15 9:13:12 pm: Ayu New: A chalse have</text:p>
      <text:p text:style-name="P1">10/01/15 9:13:23 pm: Ayu New: Ur mom could have got it earlier</text:p>
      <text:p text:style-name="P1">10/01/15 9:13:32 pm: Shridhar: Ane tell me the medicine nu name</text:p>
      <text:p text:style-name="P1">10/01/15 9:13:36 pm: Ayu New: I told large joi a che</text:p>
      <text:p text:style-name="P1">10/01/15 9:13:48 pm: Ayu New: Yeah arunkaka api dese packet</text:p>
      <text:p text:style-name="P1">10/01/15 9:13:59 pm: Shridhar: I'll get it chill</text:p>
      <text:p text:style-name="P1">10/01/15 9:13:59 pm: Ayu New: Did u get prema's packet from him</text:p>
      <text:p text:style-name="P1">10/01/15 9:14:10 pm: Shridhar: Nope</text:p>
      <text:p text:style-name="P1">10/01/15 9:14:16 pm: Ayu New: Than go get it</text:p>
      <text:p text:style-name="P1">10/01/15 9:14:21 pm: Shridhar: But send me the address</text:p>
      <text:p text:style-name="P1">10/01/15 9:14:25 pm: Ayu New: Tare parcel karvanu che mumbai</text:p>
      <text:p text:style-name="P1">10/01/15 9:14:27 pm: Ayu New: Pela lai ai</text:p>
      <text:p text:style-name="P1">10/01/15 9:14:36 pm: Shridhar: Yup</text:p>
      <text:p text:style-name="P1"><text:soft-page-break/>10/01/15 9:46:29 pm: Ayu New: U know what i cooked</text:p>
      <text:p text:style-name="P1"/>
      <text:p text:style-name="P1">10/01/15 10:06:22 pm: Shridhar: Wat u cooked</text:p>
      <text:p text:style-name="P1">10/01/15 10:06:30 pm: Ayu New: Biscuit bhakri</text:p>
      <text:p text:style-name="P1">10/01/15 10:06:41 pm: Ayu New: It turned out good but salt ochu padyu</text:p>
      <text:p text:style-name="P1">10/01/15 10:06:50 pm: Ayu New: Baki mast crispy thai chr</text:p>
      <text:p text:style-name="P1">10/01/15 10:06:52 pm: Shridhar: Oh I like it</text:p>
      <text:p text:style-name="P1">10/01/15 10:07:03 pm: Shridhar: Mane bani apje</text:p>
      <text:p text:style-name="P1">10/01/15 10:07:22 pm: Ayu New: Ahiya aija pachi badhu banais</text:p>
      <text:p text:style-name="P1">10/01/15 10:07:27 pm: Ayu New: I hatw going to wirk today</text:p>
      <text:p text:style-name="P1">10/01/15 10:07:28 pm: Shridhar: Yup</text:p>
      <text:p text:style-name="P1">10/01/15 10:07:33 pm: Shridhar: Na jais</text:p>
      <text:p text:style-name="P1">10/01/15 10:07:53 pm: Ayu New: It's scheduled i have to go</text:p>
      <text:p text:style-name="P1">10/01/15 10:07:58 pm: Ayu New: Patiet's are scheduled</text:p>
      <text:p text:style-name="P1">10/01/15 10:08:03 pm: Shridhar: Hmmm okay</text:p>
      <text:p text:style-name="P1">10/01/15 10:08:14 pm: Ayu New: Ekvar scehdule thai jai patiets pachi game te thai javu pade</text:p>
      <text:p text:style-name="P1">10/01/15 10:08:17 pm: Shridhar: Toh patai ne avti rehje</text:p>
      <text:p text:style-name="P1">10/01/15 10:09:14 pm: Ayu New: Yeah thank m meeting jd in starbucks enu weight scale pan api dau</text:p>
      <text:p text:style-name="P1">10/01/15 10:09:22 pm: Shridhar: Send me our wedding pics were I was wearin the blue</text:p>
      <text:p text:style-name="P1">10/01/15 10:09:29 pm: Shridhar: Okay</text:p>
      <text:p text:style-name="P1">10/01/15 10:09:45 pm: Shridhar: Ane pela paisa nu pela divas na pramane apje</text:p>
      <text:p text:style-name="P1">10/01/15 10:10:17 pm: Ayu New: &lt;image omitted&gt;</text:p>
      <text:p text:style-name="P1">10/01/15 10:10:24 pm: Ayu New: &lt;image omitted&gt;</text:p>
      <text:p text:style-name="P1">10/01/15 10:10:29 pm: Ayu New: &lt;image omitted&gt;</text:p>
      <text:p text:style-name="P1">10/01/15 10:10:32 pm: Ayu New: &lt;image omitted&gt;</text:p>
      <text:p text:style-name="P1">10/01/15 10:10:34 pm: Ayu New: &lt;image omitted&gt;</text:p>
      <text:p text:style-name="P1">10/01/15 10:10:38 pm: Ayu New: &lt;image omitted&gt;</text:p>
      <text:p text:style-name="P1">10/01/15 10:10:43 pm: Ayu New: &lt;image omitted&gt;</text:p>
      <text:p text:style-name="P1">10/01/15 10:10:46 pm: Ayu New: &lt;image omitted&gt;</text:p>
      <text:p text:style-name="P1">10/01/15 10:10:57 pm: Shridhar: Pela blue varo full mokal hoi toh</text:p>
      <text:p text:style-name="P1">10/01/15 10:10:53 pm: Ayu New: &lt;image omitted&gt;</text:p>
      <text:p text:style-name="P1">10/01/15 10:10:59 pm: Ayu New: &lt;image omitted&gt;</text:p>
      <text:p text:style-name="P1">10/01/15 10:11:04 pm: Ayu New: &lt;image omitted&gt;</text:p>
      <text:p text:style-name="P1">10/01/15 10:11:08 pm: Ayu New: &lt;image omitted&gt;</text:p>
      <text:p text:style-name="P1">10/01/15 10:11:16 pm: Ayu New: &lt;image omitted&gt;</text:p>
      <text:p text:style-name="P1">10/01/15 10:11:22 pm: Ayu New: &lt;image omitted&gt;</text:p>
      <text:p text:style-name="P1">10/01/15 10:11:24 pm: Ayu New: &lt;image omitted&gt;</text:p>
      <text:p text:style-name="P1">10/01/15 10:11:32 pm: Ayu New: &lt;image omitted&gt;</text:p>
      <text:p text:style-name="P1">10/01/15 10:11:36 pm: Ayu New: Moklyo toh kharo</text:p>
      <text:p text:style-name="P1">10/01/15 10:11:37 pm: Ayu New: &lt;image omitted&gt;</text:p>
      <text:p text:style-name="P1">10/01/15 10:11:40 pm: Ayu New: &lt;image omitted&gt;</text:p>
      <text:p text:style-name="P1">10/01/15 10:11:45 pm: Ayu New: &lt;image omitted&gt;</text:p>
      <text:p text:style-name="P1">10/01/15 10:11:48 pm: Shridhar: One more if u have</text:p>
      <text:p text:style-name="P1">10/01/15 10:11:49 pm: Ayu New: &lt;image omitted&gt;</text:p>
      <text:p text:style-name="P1">10/01/15 10:11:57 pm: Shridhar: Oh ya bija ranu Bhai eh padya ta</text:p>
      <text:p text:style-name="P1">10/01/15 10:11:55 pm: Ayu New: No it's not come out good</text:p>
      <text:p text:style-name="P1">10/01/15 11:49:24 pm: Ayu New: Hello</text:p>
      <text:p text:style-name="P1">10/01/15 11:49:41 pm: Ayu New: Varsha pawar </text:p>
      <text:p text:style-name="P1">305 vardhaman palace, sector 17, Vashi, navi Mumbai 400703</text:p>
      <text:p text:style-name="P1">10/01/15 11:49:44 pm: Ayu New: Address</text:p>
      <text:p text:style-name="P1">10/01/15 11:49:47 pm: Ayu New: Prema's</text:p>
      <text:p text:style-name="P1">11/01/15 8:03:13 am: Shridhar: Okay</text:p>
      <text:p text:style-name="P1">11/01/15 8:24:16 am: Shridhar: Ssup sexy</text:p>
      <text:p text:style-name="P1">11/01/15 11:01:55 am: Shridhar: Kya 6e Hun</text:p>
      <text:p text:style-name="P1">11/01/15 3:28:28 pm: Shridhar: Su thayu</text:p>
      <text:p text:style-name="P1">11/01/15 3:28:48 pm: Ayu New: I want ferrero cake</text:p>
      <text:p text:style-name="P1">11/01/15 3:28:56 pm: Shridhar: Oh my Hun</text:p>
      <text:p text:style-name="P1"><text:soft-page-break/>11/01/15 3:29:01 pm: Shridhar: Kya hati,</text:p>
      <text:p text:style-name="P1">11/01/15 3:29:35 pm: Ayu New: Tu bolis nai te badhu bau lhavdayu nathi khota khota vaydao karya sanje lai ne ayis tari jagya a hu hau toh lai ne avu</text:p>
      <text:p text:style-name="P1">11/01/15 3:29:57 pm: Ayu New: Tara relatives ne malva na chakkar ma kasu khadhu nai mein</text:p>
      <text:p text:style-name="P1">11/01/15 3:30:06 pm: Shridhar: Arey yaar</text:p>
      <text:p text:style-name="P1">11/01/15 3:30:20 pm: Ayu New: Mara 2000$ bagadya te</text:p>
      <text:p text:style-name="P1">11/01/15 3:30:44 pm: Shridhar: Ena 5 times ni ring lai apis</text:p>
      <text:p text:style-name="P1">11/01/15 3:31:23 pm: Shridhar: Tu hati Kya pan</text:p>
      <text:p text:style-name="P1">11/01/15 3:31:29 pm: Shridhar: U din msg</text:p>
      <text:p text:style-name="P1">11/01/15 3:31:36 pm: Shridhar: I was worried</text:p>
      <text:p text:style-name="P1">11/01/15 3:31:50 pm: Ayu New: Ghand worried stop acting. I was sleeping</text:p>
      <text:p text:style-name="P1">11/01/15 3:31:59 pm: Shridhar: I was</text:p>
      <text:p text:style-name="P1">11/01/15 3:32:13 pm: Shridhar: So U gt up now</text:p>
      <text:p text:style-name="P1">11/01/15 3:33:18 pm: Ayu New: I am awake since 3</text:p>
      <text:p text:style-name="P1">11/01/15 3:33:26 pm: Ayu New: Going back to sleep</text:p>
      <text:p text:style-name="P1">11/01/15 3:33:44 pm: Shridhar: Toh msg na karai</text:p>
      <text:p text:style-name="P1">11/01/15 3:33:48 pm: Ayu New: Na</text:p>
      <text:p text:style-name="P1">11/01/15 3:33:54 pm: Ayu New: I didn't want too</text:p>
      <text:p text:style-name="P1">11/01/15 3:47:39 pm: Ayu New: What u doing</text:p>
      <text:p text:style-name="P1">11/01/15 3:48:04 pm: Shridhar: Gna fly kite</text:p>
      <text:p text:style-name="P1">11/01/15 3:48:26 pm: Ayu New: Tui udi ja kite jode etle shanti</text:p>
      <text:p text:style-name="P1">11/01/15 3:48:35 pm: Shridhar: Oky udi jais</text:p>
      <text:p text:style-name="P1">11/01/15 3:54:19 pm: Shridhar: Kale su plan</text:p>
      <text:p text:style-name="P1">11/01/15 4:06:53 pm: Ayu New: Work</text:p>
      <text:p text:style-name="P1">11/01/15 4:07:16 pm: Shridhar: U working on satrday as well</text:p>
      <text:p text:style-name="P1">11/01/15 4:07:25 pm: Shridhar: U doin a lot</text:p>
      <text:p text:style-name="P1">11/01/15 4:07:37 pm: Shridhar: I mean Sunday</text:p>
      <text:p text:style-name="P1">11/01/15 4:09:59 pm: Ayu New: I am not working full day</text:p>
      <text:p text:style-name="P1">12/01/15 6:28:29 am: Ayu New: Good morning baby</text:p>
      <text:p text:style-name="P1">12/01/15 6:28:32 am: Shridhar: Gm</text:p>
      <text:p text:style-name="P1">12/01/15 6:28:42 am: Shridhar: Was just gna msg u</text:p>
      <text:p text:style-name="P1">12/01/15 6:28:43 am: Ayu New: How come you read my message today</text:p>
      <text:p text:style-name="P1">12/01/15 6:01:19 pm: Ayu New: I m missing u</text:p>
      <text:p text:style-name="P1">12/01/15 6:01:35 pm: Shridhar: Me 2</text:p>
      <text:p text:style-name="P1">12/01/15 6:01:52 pm: Ayu New: &lt;image omitted&gt;</text:p>
      <text:p text:style-name="P1">12/01/15 6:01:55 pm: Ayu New: Look</text:p>
      <text:p text:style-name="P1">12/01/15 6:02:00 pm: Ayu New: They replied</text:p>
      <text:p text:style-name="P1">12/01/15 6:08:32 pm: Shridhar: Oh but from Their office na</text:p>
      <text:p text:style-name="P1">12/01/15 6:09:44 pm: Ayu New: Ofcourse but they replied</text:p>
      <text:p text:style-name="P1">12/01/15 6:22:32 pm: Ayu New: I am missing u like heck</text:p>
      <text:p text:style-name="P1">12/01/15 6:22:53 pm: Shridhar: Me 2</text:p>
      <text:p text:style-name="P1">12/01/15 6:23:03 pm: Shridhar: The whole day I was thinkin bout u</text:p>
      <text:p text:style-name="P1">12/01/15 6:23:16 pm: Ayu New: Yesterday i felt like coming back to india and not working</text:p>
      <text:p text:style-name="P1">12/01/15 6:23:42 pm: Shridhar: I felt like coming tere with u</text:p>
      <text:p text:style-name="P1">12/01/15 6:23:51 pm: Ayu New: Something happened ghare</text:p>
      <text:p text:style-name="P1">12/01/15 6:24:10 pm: Shridhar: Wat happened</text:p>
      <text:p text:style-name="P1">12/01/15 6:24:21 pm: Ayu New: Tara ghare i am asking u</text:p>
      <text:p text:style-name="P1">12/01/15 6:24:39 pm: Shridhar: No Nthin happened</text:p>
      <text:p text:style-name="P1">12/01/15 6:25:29 pm: Ayu New: Pela pictures ai gaya hoy toh mokal ne</text:p>
      <text:p text:style-name="P1">12/01/15 6:25:53 pm: Shridhar: Pela camera vara 6e ane bija Manthan eh Amit mama na tya copy karya 6e</text:p>
      <text:p text:style-name="P1">12/01/15 6:26:18 pm: Ayu New: Yeah tph lai ai ne</text:p>
      <text:p text:style-name="P1">12/01/15 6:26:23 pm: Ayu New: Ane mokal</text:p>
      <text:p text:style-name="P1">12/01/15 6:27:16 pm: Shridhar: Yup</text:p>
      <text:p text:style-name="P1">12/01/15 6:27:33 pm: Ayu New: Aje mokal</text:p>
      <text:p text:style-name="P1">12/01/15 6:27:51 pm: Shridhar: Aje Kai thi</text:p>
      <text:p text:style-name="P1">12/01/15 6:28:21 pm: Ayu New: Tara laptop ma nakhi ne pachi tara phone ma nakhi ne <text:soft-page-break/>whatsapp through j mokalje</text:p>
      <text:p text:style-name="P1">12/01/15 10:59:35 pm: Ayu New: Missing u</text:p>
      <text:p text:style-name="P1">12/01/15 10:59:40 pm: Ayu New: Mwuahh</text:p>
      <text:p text:style-name="P1">12/01/15 11:00:19 pm: Shridhar: Mwaaaah</text:p>
      <text:p text:style-name="P1">12/01/15 11:00:23 pm: Shridhar: Met hiral</text:p>
      <text:p text:style-name="P1">12/01/15 11:00:33 pm: Ayu New: Yea</text:p>
      <text:p text:style-name="P1">12/01/15 11:00:41 pm: Ayu New: Su karyu</text:p>
      <text:p text:style-name="P1">12/01/15 11:00:45 pm: Ayu New: N kya</text:p>
      <text:p text:style-name="P1">12/01/15 11:01:28 pm: Shridhar: Rushabh na ghare ayi ti with Khyati and harsh</text:p>
      <text:p text:style-name="P1">12/01/15 11:01:41 pm: Shridhar: U wanna tak?</text:p>
      <text:p text:style-name="P1">12/01/15 11:01:54 pm: Shridhar: Toh kale avse toh vaat karais</text:p>
      <text:p text:style-name="P1">12/01/15 11:03:53 pm: Ayu New: Yeah</text:p>
      <text:p text:style-name="P1">12/01/15 11:03:59 pm: Shridhar: Oky</text:p>
      <text:p text:style-name="P1">12/01/15 11:04:58 pm: Ayu New: Su vat jari</text:p>
      <text:p text:style-name="P1">12/01/15 11:05:28 pm: Shridhar: Nthin much how u and stuff badha hata so din tak much</text:p>
      <text:p text:style-name="P1">13/01/15 4:42:14 am: Ayu New: Hi baby</text:p>
      <text:p text:style-name="P1">13/01/15 4:42:17 am: Ayu New: Good morning</text:p>
      <text:p text:style-name="P1">13/01/15 4:45:17 am: Ayu New: I have a logical idea</text:p>
      <text:p text:style-name="P1">13/01/15 5:40:25 am: Shridhar: Gm</text:p>
      <text:p text:style-name="P1">13/01/15 5:40:28 am: Shridhar: Bolo</text:p>
      <text:p text:style-name="P1">13/01/15 5:48:33 am: Ayu New: Sorry i was cooking kallak ni andar i made rotlindal bhaat and shaak</text:p>
      <text:p text:style-name="P1">13/01/15 5:52:59 am: Ayu New: &lt;image omitted&gt;</text:p>
      <text:p text:style-name="P1">13/01/15 6:03:37 am: Shridhar: Tats nice</text:p>
      <text:p text:style-name="P1">13/01/15 6:03:39 am: Shridhar: Bhinda</text:p>
      <text:p text:style-name="P1">13/01/15 6:03:42 am: Shridhar: Yum</text:p>
      <text:p text:style-name="P1">13/01/15 6:37:36 am: Ayu New: Listen r u free</text:p>
      <text:p text:style-name="P1">13/01/15 6:37:39 am: Ayu New: Need to talk</text:p>
      <text:p text:style-name="P1">13/01/15 6:43:45 am: Shridhar: Driving to baroda</text:p>
      <text:p text:style-name="P1">13/01/15 6:43:48 am: Shridhar: Bolne</text:p>
      <text:p text:style-name="P1">13/01/15 6:43:59 am: Ayu New: Driving</text:p>
      <text:p text:style-name="P1">13/01/15 6:44:00 am: Ayu New: Na</text:p>
      <text:p text:style-name="P1">13/01/15 6:44:10 am: Ayu New: Pochinne text kar and dhyan thi drive kar</text:p>
      <text:p text:style-name="P1">13/01/15 6:44:15 am: Ayu New: I can't loose u</text:p>
      <text:p text:style-name="P1">13/01/15 6:44:18 am: Shridhar: Hmmm oky</text:p>
      <text:p text:style-name="P1">13/01/15 6:44:20 am: Shridhar: Chill</text:p>
      <text:p text:style-name="P1">13/01/15 7:13:10 am: Ayu New: &lt;image omitted&gt;</text:p>
      <text:p text:style-name="P1">13/01/15 7:13:33 am: Ayu New: This style fir cocktail u ll pook so hansm and fuckable</text:p>
      <text:p text:style-name="P1">13/01/15 7:13:38 am: Ayu New: My adorable baby</text:p>
      <text:p text:style-name="P1">13/01/15 7:23:38 am: Ayu New: I am sleeping now</text:p>
      <text:p text:style-name="P1">13/01/15 7:38:52 am: Ayu New: &lt;image omitted&gt;</text:p>
      <text:p text:style-name="P1">13/01/15 7:38:55 am: Ayu New: &lt;image omitted&gt;</text:p>
      <text:p text:style-name="P1">13/01/15 7:38:58 am: Ayu New: &lt;image omitted&gt;</text:p>
      <text:p text:style-name="P1">13/01/15 7:39:01 am: Ayu New: &lt;image omitted&gt;</text:p>
      <text:p text:style-name="P1">13/01/15 7:39:03 am: Ayu New: &lt;image omitted&gt;</text:p>
      <text:p text:style-name="P1">13/01/15 7:39:04 am: Ayu New: &lt;image omitted&gt;</text:p>
      <text:p text:style-name="P1">13/01/15 7:39:07 am: Ayu New: &lt;image omitted&gt;</text:p>
      <text:p text:style-name="P1">13/01/15 7:40:22 am: Ayu New: U are getting me wirried y are u not replying r u okay</text:p>
      <text:p text:style-name="P1">13/01/15 7:53:46 am: Shridhar: Bol Hun</text:p>
      <text:p text:style-name="P1">13/01/15 7:53:49 am: Shridhar: Just reached</text:p>
      <text:p text:style-name="P1">13/01/15 6:14:17 pm: Ayu New: Hello baby</text:p>
      <text:p text:style-name="P1">13/01/15 6:17:30 pm: Shridhar: Wrong time Hun driving back</text:p>
      <text:p text:style-name="P1">13/01/15 6:17:37 pm: Ayu New: Argg</text:p>
      <text:p text:style-name="P1">13/01/15 6:17:41 pm: Shridhar: Will reach and msg</text:p>
      <text:p text:style-name="P1">13/01/15 6:17:48 pm: Ayu New: I will be at work than</text:p>
      <text:p text:style-name="P1">13/01/15 6:17:58 pm: Ayu New: My break time</text:p>
      <text:p text:style-name="P1"><text:soft-page-break/>13/01/15 6:18:03 pm: Ayu New: Around 12-10</text:p>
      <text:p text:style-name="P1">13/01/15 6:18:09 pm: Ayu New: 12:10*</text:p>
      <text:p text:style-name="P1">13/01/15 7:56:26 pm: Shridhar: Oky</text:p>
      <text:p text:style-name="P1">13/01/15 10:19:58 pm: Ayu New: Babyyy</text:p>
      <text:p text:style-name="P1">13/01/15 10:20:02 pm: Ayu New: Are you awake</text:p>
      <text:p text:style-name="P1">14/01/15 4:06:43 am: Ayu New: I can't stop thinking about you baby</text:p>
      <text:p text:style-name="P1">14/01/15 7:01:00 am: Ayu New: So athens-santorini-istanbul-usa</text:p>
      <text:p text:style-name="P1">14/01/15 7:01:25 am: Ayu New: Me too</text:p>
      <text:p text:style-name="P1">14/01/15 7:01:54 am: Ayu New: Easily 3000$ sudi ma badhu thai jase hotels are cheap n good</text:p>
      <text:p text:style-name="P1">14/01/15 7:04:39 am: Ayu New: Staying in hotels for 10 days costs us only 1000$</text:p>
      <text:p text:style-name="P1">14/01/15 7:12:06 am: Shridhar: Tats cheap</text:p>
      <text:p text:style-name="P1">14/01/15 7:13:00 am: Ayu New: Yeah but tickets</text:p>
      <text:p text:style-name="P1">14/01/15 7:13:16 am: Shridhar: Ketla ni</text:p>
      <text:p text:style-name="P1">14/01/15 7:13:34 am: Ayu New: Wait</text:p>
      <text:p text:style-name="P1">14/01/15 7:14:51 am: Ayu New: 700-1300$ per person</text:p>
      <text:p text:style-name="P1">14/01/15 7:15:12 am: Ayu New: Will have to book earlier and it seems may is cheaper than june or August</text:p>
      <text:p text:style-name="P1">14/01/15 7:15:15 am: Shridhar: So 5k thase bevna</text:p>
      <text:p text:style-name="P1">14/01/15 7:15:54 am: Ayu New: Na thai <text:s text:c="2"/>1300 toh india ni ticket na thai che</text:p>
      <text:p text:style-name="P1">14/01/15 7:16:12 am: Ayu New: We got to book it 8 months prior</text:p>
      <text:p text:style-name="P1">14/01/15 7:16:31 am: Shridhar: Pan badhu thaine Kau 6u</text:p>
      <text:p text:style-name="P1">14/01/15 7:16:47 am: Ayu New: Mali hase around 700 i checked online people say it doesn't cost more than 470$ one way</text:p>
      <text:p text:style-name="P1">14/01/15 7:17:36 am: Shridhar: Hmmm oky</text:p>
      <text:p text:style-name="P1">14/01/15 7:17:43 am: Shridhar: Pan shopping Karis ne</text:p>
      <text:p text:style-name="P1">14/01/15 7:18:01 am: Ayu New: What shoppers ng u don't shop when i europe u eat and drink and visit places</text:p>
      <text:p text:style-name="P1">14/01/15 7:18:20 am: Shridhar: Okay toh eh karisu</text:p>
      <text:p text:style-name="P1">14/01/15 7:18:34 am: Ayu New: Obviously greek food and turkish halal</text:p>
      <text:p text:style-name="P1">14/01/15 7:18:41 am: Ayu New: Oh god I can't wait</text:p>
      <text:p text:style-name="P1">14/01/15 7:19:25 am: Ayu New: So i was researching for ur jobs and it seems , facebook has $138,000 average pay</text:p>
      <text:p text:style-name="P1">14/01/15 7:19:31 am: Ayu New: In texas</text:p>
      <text:p text:style-name="P1">14/01/15 7:22:31 am: Shridhar: Facebook works on php ane they are still not good at java so hopefully they invest in data analytical</text:p>
      <text:p text:style-name="P1">14/01/15 7:22:54 am: Ayu New: I didn't understand a shit</text:p>
      <text:p text:style-name="P1">14/01/15 7:25:09 am: Ayu New: Don't worry tane job male pachi j book karisu trip</text:p>
      <text:p text:style-name="P1">14/01/15 7:25:26 am: Shridhar: Okay</text:p>
      <text:p text:style-name="P1">14/01/15 7:25:49 am: Ayu New: U ll make atleast 6000$ per month</text:p>
      <text:p text:style-name="P1">14/01/15 7:25:56 am: Ayu New: So don't worry</text:p>
      <text:p text:style-name="P1">14/01/15 7:26:02 am: Shridhar: Ya</text:p>
      <text:p text:style-name="P1">14/01/15 7:26:06 am: Shridhar: May be more also</text:p>
      <text:p text:style-name="P1">14/01/15 7:26:07 am: Ayu New: And i said atleast so that's minimum</text:p>
      <text:p text:style-name="P1">14/01/15 7:26:20 am: Ayu New: Ofcourse more but this is minimum</text:p>
      <text:p text:style-name="P1">14/01/15 7:26:26 am: Shridhar: Ya I gt it</text:p>
      <text:p text:style-name="P1">14/01/15 7:26:45 am: Ayu New: Can u start applying when in india</text:p>
      <text:p text:style-name="P1">14/01/15 7:26:47 am: Ayu New: Or not</text:p>
      <text:p text:style-name="P1">14/01/15 7:31:52 am: Shridhar: Yes I will</text:p>
      <text:p text:style-name="P1">14/01/15 7:31:59 am: Shridhar: I know many recruiters</text:p>
      <text:p text:style-name="P1">14/01/15 7:32:32 am: Ayu New: Don't go through recruiter apply directly than company's recruiters will contact u</text:p>
      <text:p text:style-name="P1">14/01/15 7:32:35 am: Shridhar: &lt;image omitted&gt;</text:p>
      <text:p text:style-name="P1">14/01/15 7:32:44 am: Shridhar: Oky</text:p>
      <text:p text:style-name="P1">14/01/15 7:34:36 am: Ayu New: America ma dhandho che bahar na recruiters paisa ethe tara bhage kasu na ave</text:p>
      <text:p text:style-name="P1">14/01/15 7:34:44 am: Ayu New: So apply directly company ma</text:p>
      <text:p text:style-name="P1">14/01/15 7:35:09 am: Ayu New: I would suggest ahiya ayi ne kar so they can talk to u if they call</text:p>
      <text:p text:style-name="P1"><text:soft-page-break/>14/01/15 7:35:18 am: Shridhar: Hmmm okay</text:p>
      <text:p text:style-name="P1">14/01/15 7:35:44 am: Ayu New: And average pay joi ne baabar nu negotiate karhe</text:p>
      <text:p text:style-name="P1">14/01/15 7:36:00 am: Shridhar: Tu</text:p>
      <text:p text:style-name="P1">14/01/15 7:36:03 am: Shridhar: Yup</text:p>
      <text:p text:style-name="P1">14/01/15 7:57:21 am: Ayu New: Did u send prema's package she just asked me</text:p>
      <text:p text:style-name="P1">14/01/15 8:01:17 am: Shridhar: Ya pan Monday ke Tuesday malse bcoz raja ne etle 2 divas</text:p>
      <text:p text:style-name="P1">14/01/15 8:03:37 am: Ayu New: &lt;image omitted&gt;</text:p>
      <text:p text:style-name="P1">14/01/15 8:03:43 am: Ayu New: I would die to stay in this hotel</text:p>
      <text:p text:style-name="P1">14/01/15 8:03:53 am: Shridhar: Ketla ni 6e</text:p>
      <text:p text:style-name="P1">14/01/15 8:03:56 am: Ayu New: Look at the architecture</text:p>
      <text:p text:style-name="P1">14/01/15 8:04:03 am: Ayu New: Open the picture</text:p>
      <text:p text:style-name="P1">14/01/15 8:04:08 am: Ayu New: It has price on it</text:p>
      <text:p text:style-name="P1">14/01/15 8:04:15 am: Ayu New: Don't u open the picture</text:p>
      <text:p text:style-name="P1">14/01/15 8:04:47 am: Shridhar: Okay we will go</text:p>
      <text:p text:style-name="P1">14/01/15 8:04:53 am: Ayu New: Kyare</text:p>
      <text:p text:style-name="P1">14/01/15 8:05:04 am: Ayu New: One day na 1345 something che</text:p>
      <text:p text:style-name="P1">14/01/15 8:05:11 am: Shridhar: 1386</text:p>
      <text:p text:style-name="P1">14/01/15 8:05:39 am: Ayu New: Yeah</text:p>
      <text:p text:style-name="P1">14/01/15 8:05:47 am: Ayu New: Anniversary gift</text:p>
      <text:p text:style-name="P1">14/01/15 8:05:53 am: Shridhar: Yup</text:p>
      <text:p text:style-name="P1">14/01/15 8:06:08 am: Shridhar: 2nd or 3rd after job</text:p>
      <text:p text:style-name="P1">14/01/15 8:06:14 am: Shridhar: Bcoz 1st is Tiffany</text:p>
      <text:p text:style-name="P1">14/01/15 8:06:37 am: Ayu New: Okay</text:p>
      <text:p text:style-name="P1">14/01/15 8:07:21 am: Ayu New: U don't even know how to arrange a date</text:p>
      <text:p text:style-name="P1">14/01/15 8:07:39 am: Shridhar: Sorry for that</text:p>
      <text:p text:style-name="P1">14/01/15 8:10:19 am: Shridhar: Ya I get it now</text:p>
      <text:p text:style-name="P1">14/01/15 8:10:38 am: Ayu New: U always say that</text:p>
      <text:p text:style-name="P1">14/01/15 8:54:29 am: Ayu New: Who is holding ur firki</text:p>
      <text:p text:style-name="P1">14/01/15 9:10:50 am: Ayu New: Goodnight mwuahh</text:p>
      <text:p text:style-name="P1">14/01/15 9:11:09 am: Shridhar: No one</text:p>
      <text:p text:style-name="P1">14/01/15 9:11:13 am: Shridhar: Pote</text:p>
      <text:p text:style-name="P1">14/01/15 9:11:14 am: Ayu New: Enjoy uttarayan</text:p>
      <text:p text:style-name="P1">14/01/15 9:11:21 am: Shridhar: Ane ek stand 6e</text:p>
      <text:p text:style-name="P1">14/01/15 9:11:25 am: Ayu New: Hmm</text:p>
      <text:p text:style-name="P1">14/01/15 9:11:31 am: Shridhar: Mwaah</text:p>
      <text:p text:style-name="P1">14/01/15 9:11:39 am: Shridhar: MwaaaaaaAAAAAh</text:p>
      <text:p text:style-name="P1">14/01/15 9:11:48 am: Ayu New: Yeah m sleeping now</text:p>
      <text:p text:style-name="P1">14/01/15 6:22:39 pm: Ayu New: Hi baby how was ur uttarayan</text:p>
      <text:p text:style-name="P1">14/01/15 7:36:36 pm: Shridhar: It was good</text:p>
      <text:p text:style-name="P1">14/01/15 11:07:32 pm: Ayu New: Tell me more honey</text:p>
      <text:p text:style-name="P1">14/01/15 11:28:12 pm: Ayu New: Dharti is like she is busy</text:p>
      <text:p text:style-name="P1">15/01/15 6:08:00 am: Shridhar: Gm Hun</text:p>
      <text:p text:style-name="P1">15/01/15 6:53:04 am: Ayu New: I am going roanoke this Saturday</text:p>
      <text:p text:style-name="P1">15/01/15 7:06:04 am: Shridhar: Okay</text:p>
      <text:p text:style-name="P1">15/01/15 7:06:17 am: Shridhar: Kem Dharti busy 6e ene su Kaam 6e</text:p>
      <text:p text:style-name="P1">15/01/15 7:06:34 am: Ayu New: Store</text:p>
      <text:p text:style-name="P1">15/01/15 7:06:39 am: Ayu New: But anyway i am going</text:p>
      <text:p text:style-name="P1">15/01/15 7:06:45 am: Shridhar: Okay</text:p>
      <text:p text:style-name="P1">15/01/15 7:07:02 am: Shridhar: Wat u doin</text:p>
      <text:p text:style-name="P1">15/01/15 7:07:19 am: Ayu New: Now watching tv and chatting with shreya</text:p>
      <text:p text:style-name="P1">15/01/15 7:07:33 am: Shridhar: She din get the job right tats wat mom told</text:p>
      <text:p text:style-name="P1">15/01/15 7:12:52 am: Ayu New: Yeah</text:p>
      <text:p text:style-name="P1">15/01/15 7:12:58 am: Ayu New: I don't know</text:p>
      <text:p text:style-name="P1">15/01/15 7:13:01 am: Ayu New: Wait</text:p>
      <text:p text:style-name="P1">15/01/15 7:13:07 am: Ayu New: I thought she was waiting</text:p>
      <text:p text:style-name="P1">15/01/15 7:13:27 am: Ayu New: But i don't understand kemnu something isbreally wrong ena references toh barabar che ne</text:p>
      <text:p text:style-name="P1">15/01/15 7:13:31 am: Ayu New: Puchi jo ene</text:p>
      <text:p text:style-name="P1"><text:soft-page-break/>15/01/15 7:15:33 am: Shridhar: Dude either she doesn wanna go or she is not clearing the interview</text:p>
      <text:p text:style-name="P1">15/01/15 7:16:02 am: Ayu New: He is interviewing since 2 so much time now i think it's with the reference</text:p>
      <text:p text:style-name="P1">15/01/15 7:16:09 am: Ayu New: She says interviews sara jai che</text:p>
      <text:p text:style-name="P1">15/01/15 7:16:31 am: Ayu New: May be names she has given for reference enu naam bagadta hoy</text:p>
      <text:p text:style-name="P1">15/01/15 7:16:33 am: Shridhar: Tats wat she has been telling after every interview</text:p>
      <text:p text:style-name="P1">15/01/15 7:17:11 am: Shridhar: Ane then she tells 2 ppl are selected she and someone else ane they want 1 so they went with the other candidate</text:p>
      <text:p text:style-name="P1">15/01/15 7:17:45 am: Ayu New: This is possible once or twice may be thrice but not for 2 so much time</text:p>
      <text:p text:style-name="P1">15/01/15 7:18:28 am: Ayu New: Something is really wrong talk it out with her or else she will ruin her life. Something is going in her head. Sometimes u laugh doesn't mean ur happy in ur heart</text:p>
      <text:p text:style-name="P1">15/01/15 7:19:14 am: Shridhar: Yes she is worried about her job tat I could make out ane she was a little bit scared to tats wat I felt</text:p>
      <text:p text:style-name="P1">15/01/15 7:19:44 am: Ayu New: Talk it out i feel it's something else because this can't be happening for 2 so much time</text:p>
      <text:p text:style-name="P1">15/01/15 7:19:51 am: Shridhar: Yup I'll</text:p>
      <text:p text:style-name="P1">15/01/15 7:20:18 am: Ayu New: Maybe she is upset about wedding or not having bf or may be a heartbreak that nobody knows</text:p>
      <text:p text:style-name="P1">15/01/15 7:20:29 am: Ayu New: And ena lidhe avu thatu hoy</text:p>
      <text:p text:style-name="P1">15/01/15 7:20:40 am: Shridhar: Hmmm ya I will tak to her</text:p>
      <text:p text:style-name="P1">15/01/15 7:29:19 am: Ayu New: &lt;image omitted&gt;</text:p>
      <text:p text:style-name="P1">15/01/15 7:29:26 am: Ayu New: Hate snow</text:p>
      <text:p text:style-name="P1">15/01/15 7:31:09 am: Shridhar: Hmmm</text:p>
      <text:p text:style-name="P1">15/01/15 7:47:08 am: Ayu New: &lt;image omitted&gt;</text:p>
      <text:p text:style-name="P1">15/01/15 7:47:08 am: Ayu New: Dinner</text:p>
      <text:p text:style-name="P1">15/01/15 7:47:25 am: Ayu New: Bombay style street sandwich</text:p>
      <text:p text:style-name="P1">15/01/15 7:47:41 am: Shridhar: Hmmm su nakhyu andar?</text:p>
      <text:p text:style-name="P1">15/01/15 7:47:45 am: Ayu New: Badhu oerfet che bas pelu street side ketchup missing che</text:p>
      <text:p text:style-name="P1">15/01/15 7:48:08 am: Ayu New: Chutney tomato onion potato chaat masala cheese and ketchup</text:p>
      <text:p text:style-name="P1">15/01/15 7:48:38 am: Shridhar: Aha nice</text:p>
      <text:p text:style-name="P1">15/01/15 7:49:05 am: Ayu New: Anik is visiting them on Saturday</text:p>
      <text:p text:style-name="P1">15/01/15 7:49:19 am: Shridhar: Ase ave</text:p>
      <text:p text:style-name="P1">15/01/15 7:50:08 am: Ayu New: She is like mami complaint karta hase mari i said no kasu nai kahyu than ba said na javai ne malva n i was in mind yeah now u get it</text:p>
      <text:p text:style-name="P1">15/01/15 7:50:46 am: Ayu New: Than i said yeah I understand mare bhi avu j thai india avu tyare time na hoy and malvu pade</text:p>
      <text:p text:style-name="P1">15/01/15 7:51:19 am: Ayu New: Than ba said ya amari shreya jode evu j thayu</text:p>
      <text:p text:style-name="P1">15/01/15 7:51:39 am: Shridhar: Hmmm ya ane ba was like tane time na hoi toh go later</text:p>
      <text:p text:style-name="P1">15/01/15 7:51:51 am: Ayu New: I don't have time later</text:p>
      <text:p text:style-name="P1">15/01/15 7:51:55 am: Ayu New: I ll start studying</text:p>
      <text:p text:style-name="P1">15/01/15 7:52:13 am: Ayu New: And hu kai badha ne malva seperately thodi jau</text:p>
      <text:p text:style-name="P1">15/01/15 7:52:43 am: Shridhar: Na re for the medicines she meant</text:p>
      <text:p text:style-name="P1">15/01/15 7:53:08 am: Ayu New: Yeah toh hu seperately thodi jau dharti jati rese etle anju aunty fari bolavse</text:p>
      <text:p text:style-name="P1">15/01/15 7:53:22 am: Ayu New: Mare exam che april ma mara thi kai emne na kevay</text:p>
      <text:p text:style-name="P1">15/01/15 7:53:27 am: Ayu New: Tari mummy ne na kehto</text:p>
      <text:p text:style-name="P1">15/01/15 7:53:45 am: Ayu New: Noone in family knows I don't have a PT license yet</text:p>
      <text:p text:style-name="P1">15/01/15 7:53:56 am: Shridhar: Ya okay chill don worry</text:p>
      <text:p text:style-name="P1">15/01/15 7:55:00 am: Ayu New: Ueah</text:p>
      <text:p text:style-name="P1">15/01/15 7:55:06 am: Ayu New: Called devang</text:p>
      <text:p text:style-name="P1">15/01/15 7:55:20 am: Shridhar: Su kehto toh d</text:p>
      <text:p text:style-name="P1">15/01/15 7:55:26 am: Ayu New: He is like ame beu store par i said okay store par <text:soft-page-break/>mali ne nikdi jais kasu na thai toh</text:p>
      <text:p text:style-name="P1">15/01/15 7:55:36 am: Shridhar: K</text:p>
      <text:p text:style-name="P1">15/01/15 7:55:59 am: Ayu New: Than he said raat sudhi ma amara bru ma thi ek ai jase i said okay</text:p>
      <text:p text:style-name="P1">15/01/15 7:57:30 am: Shridhar: Hmmmm okay</text:p>
      <text:p text:style-name="P1">15/01/15 7:57:55 am: Ayu New: Sheeya was like bhadra ba ne su malvanu i bursted out laughing</text:p>
      <text:p text:style-name="P1">15/01/15 7:58:02 am: Shridhar: Hahaha</text:p>
      <text:p text:style-name="P1">15/01/15 7:58:08 am: Ayu New: I wanted to say tara mummy be samjav ne aa badhu</text:p>
      <text:p text:style-name="P1">15/01/15 7:58:42 am: Ayu New: I mean she is not my kakisasu she is ur mom's kakisasu</text:p>
      <text:p text:style-name="P1">15/01/15 7:58:52 am: Ayu New: I don't even know my dad's kaki</text:p>
      <text:p text:style-name="P1">15/01/15 7:58:55 am: Shridhar: Lol true</text:p>
      <text:p text:style-name="P1">15/01/15 8:00:22 am: Ayu New: Ur mom is overtly social and m not a typical gamdiyan vahu.. I buy my own gucci and prada if she knows</text:p>
      <text:p text:style-name="P1">15/01/15 8:00:39 am: Shridhar: Hmmm ya I know</text:p>
      <text:p text:style-name="P1">15/01/15 8:00:49 am: Ayu New: Hmmm ya u know</text:p>
      <text:p text:style-name="P1">15/01/15 8:01:54 am: Ayu New: &lt;image omitted&gt;</text:p>
      <text:p text:style-name="P1">15/01/15 8:02:02 am: Ayu New: U like what krina is wearing for her wedding</text:p>
      <text:p text:style-name="P1">15/01/15 8:02:15 am: Ayu New: I m going to wear the same nise ring</text:p>
      <text:p text:style-name="P1">15/01/15 8:02:53 am: Shridhar: Ya it's nice the nose ring roghtV</text:p>
      <text:p text:style-name="P1">15/01/15 8:02:56 am: Shridhar: Right</text:p>
      <text:p text:style-name="P1">15/01/15 8:03:08 am: Ayu New: Yeah</text:p>
      <text:p text:style-name="P1">15/01/15 8:03:25 am: Ayu New: She is looking so pretty</text:p>
      <text:p text:style-name="P1">15/01/15 8:03:49 am: Ayu New: I m glad she moved on after sarthak</text:p>
      <text:p text:style-name="P1">15/01/15 8:04:10 am: Shridhar: Everybody was takin about tat tats wat pinku told me</text:p>
      <text:p text:style-name="P1">15/01/15 8:04:39 am: Ayu New: Tane bau baira ni vaat ma intrest</text:p>
      <text:p text:style-name="P1">15/01/15 8:05:13 am: Ayu New: I ll look pretty too people will not even notice u</text:p>
      <text:p text:style-name="P1">15/01/15 8:05:28 am: Shridhar: Hmmm evu</text:p>
      <text:p text:style-name="P1">16/01/15 4:49:27 am: Ayu New: What the fuck is ur mom's problem, y the fuck she demands so much importance</text:p>
      <text:p text:style-name="P1">16/01/15 5:47:45 am: Ayu New: I ll call u in n half hour</text:p>
      <text:p text:style-name="P1">16/01/15 5:48:07 am: Shridhar: <text:span text:style-name="T1">okay</text:span></text:p>
      <text:p text:style-name="P1">17/01/15 7:00:43 am: Shridhar: Gm</text:p>
      <text:p text:style-name="P1">17/01/15 7:03:48 am: Shridhar: Not in mood to tak</text:p>
      <text:p text:style-name="P1">17/01/15 8:43:36 pm: Ayu New: I was in shower i ll call u once i m driving i need to talk</text:p>
      <text:p text:style-name="P1">17/01/15 8:43:40 pm: Ayu New: Stay awake</text:p>
      <text:p text:style-name="P1">17/01/15 8:44:12 pm: Shridhar: It's 8:45 I up only</text:p>
      <text:p text:style-name="P1">18/01/15 12:01:22 am: Ayu New: Hello</text:p>
      <text:p text:style-name="P1">18/01/15 12:01:26 am: Shridhar: Bol</text:p>
      <text:p text:style-name="P1">18/01/15 12:01:31 am: Ayu New: Call her or text her</text:p>
      <text:p text:style-name="P1">18/01/15 12:01:35 am: Ayu New: So u can talk to ba</text:p>
      <text:p text:style-name="P1">18/01/15 12:01:42 am: Shridhar: Ya I texted Shreya</text:p>
      <text:p text:style-name="P1">18/01/15 9:17:28 am: Shridhar: Gm</text:p>
      <text:p text:style-name="P1">18/01/15 9:17:38 am: Shridhar: U called twice</text:p>
      <text:p text:style-name="P1">18/01/15 9:56:56 am: Ayu New: Yeah so u can talk i am at anju aunty's place u want to face time</text:p>
      <text:p text:style-name="P1">18/01/15 8:18:13 pm: Ayu New: U awake i ll call u in few minutes</text:p>
      <text:p text:style-name="P1">18/01/15 8:30:06 pm: Shridhar: Ya oky</text:p>
      <text:p text:style-name="P1">18/01/15 9:32:23 pm: Ayu New: Few minutes</text:p>
      <text:p text:style-name="P1">18/01/15 9:34:24 pm: Shridhar: Ya hu Kau pa6i karje <text:s/>I m at Gunjan's place</text:p>
      <text:p text:style-name="P1">18/01/15 9:35:02 pm: Ayu New: Okay</text:p>
      <text:p text:style-name="P1">18/01/15 9:35:09 pm: Ayu New: Don't tell shreya anything</text:p>
      <text:p text:style-name="P1">18/01/15 9:35:16 pm: Ayu New: Tane nai khabar etlu keh j</text:p>
      <text:p text:style-name="P1">18/01/15 9:35:19 pm: Shridhar: Okay</text:p>
      <text:p text:style-name="P1">18/01/15 9:35:33 pm: Shridhar: Su tat u were at anju aunty's</text:p>
      <text:p text:style-name="P1">18/01/15 9:46:40 pm: Ayu New: No just don't talk to her until i tell u</text:p>
      <text:p text:style-name="P1">18/01/15 9:46:48 pm: Shridhar: Oky</text:p>
      <text:p text:style-name="P1"><text:soft-page-break/>18/01/15 9:47:18 pm: Shridhar: Bcoz mom knows u were at anju aunty's</text:p>
      <text:p text:style-name="P1">18/01/15 11:39:59 pm: Ayu New: &lt;image omitted&gt;</text:p>
      <text:p text:style-name="P1">18/01/15 11:40:05 pm: Ayu New: &lt;image omitted&gt;</text:p>
      <text:p text:style-name="P1">18/01/15 11:40:09 pm: Ayu New: &lt;image omitted&gt;</text:p>
      <text:p text:style-name="P1">18/01/15 11:40:14 pm: Ayu New: &lt;image omitted&gt;</text:p>
      <text:p text:style-name="P1">19/01/15 4:51:56 am: Ayu New: I made mistake</text:p>
      <text:p text:style-name="P1">19/01/15 5:48:19 am: Shridhar: Su</text:p>
      <text:p text:style-name="P1">19/01/15 7:07:22 am: Ayu New: Mara thi bhul thi shreya same bolai gayu rarely i smoke when with shridhar</text:p>
      <text:p text:style-name="P1">19/01/15 7:07:53 am: Shridhar: Ha toh tell na hookah biju su</text:p>
      <text:p text:style-name="P1">19/01/15 7:08:06 am: Ayu New: No i mean cigarettes</text:p>
      <text:p text:style-name="P1">19/01/15 7:08:12 am: Shridhar: Chalse</text:p>
      <text:p text:style-name="P1">19/01/15 7:08:45 am: Ayu New: I told her not to tell anyone she is like I wouldn't and i said i don't want people to judge me so she said but i just did</text:p>
      <text:p text:style-name="P1">19/01/15 7:08:50 am: Ayu New: And it got awkward</text:p>
      <text:p text:style-name="P1">19/01/15 7:09:01 am: Shridhar: Hmmm</text:p>
      <text:p text:style-name="P1">19/01/15 7:09:18 am: Shridhar: It's okay chalse</text:p>
      <text:p text:style-name="P1">19/01/15 7:15:45 am: Shridhar: Chill don worry</text:p>
      <text:p text:style-name="P1">19/01/15 7:16:16 am: Ayu New: Okay</text:p>
      <text:p text:style-name="P1">19/01/15 7:19:00 am: Ayu New: &lt;image omitted&gt;</text:p>
      <text:p text:style-name="P1">19/01/15 7:21:34 am: Ayu New: I saw umaid bhawan us 868$ only per night jan 8 16</text:p>
      <text:p text:style-name="P1">19/01/15 7:21:52 am: Ayu New: And jaisalmer tents are 102$ per night</text:p>
      <text:p text:style-name="P1">19/01/15 7:22:01 am: Ayu New: We can do a 3 day trip</text:p>
      <text:p text:style-name="P1">19/01/15 7:22:10 am: Ayu New: 1 day in johpur in umaid bhawan</text:p>
      <text:p text:style-name="P1">19/01/15 7:22:16 am: Ayu New: And 2 days in jaisalmer</text:p>
      <text:p text:style-name="P1">19/01/15 7:22:24 am: Shridhar: Hmmm okay</text:p>
      <text:p text:style-name="P1">19/01/15 7:22:37 am: Ayu New: Dharti was like me she is like mare ekvar tent ma rehvu che</text:p>
      <text:p text:style-name="P1">19/01/15 7:22:48 am: Shridhar: Hmmm okay will tak to D</text:p>
      <text:p text:style-name="P1">19/01/15 7:49:40 am: Ayu New: What u doing</text:p>
      <text:p text:style-name="P1">19/01/15 7:50:36 am: Shridhar: Just gt down at station</text:p>
      <text:p text:style-name="P1">19/01/15 7:51:29 am: Ayu New: Hmm</text:p>
      <text:p text:style-name="P1">19/01/15 7:54:32 am: Shridhar: Wat u doin</text:p>
      <text:p text:style-name="P1">19/01/15 7:55:08 am: Ayu New: I m watching star guild awards n eating katri and salsa</text:p>
      <text:p text:style-name="P1">19/01/15 7:55:29 am: Shridhar: Katri and salsa</text:p>
      <text:p text:style-name="P1">19/01/15 7:55:49 am: Ayu New: Yea i was craving for katri</text:p>
      <text:p text:style-name="P1">19/01/15 8:00:52 am: Ayu New: Ek vaat kau</text:p>
      <text:p text:style-name="P1">19/01/15 8:01:11 am: Shridhar: Su</text:p>
      <text:p text:style-name="P1">19/01/15 8:01:25 am: Ayu New: Shreya hoshiyario bau mare che ne</text:p>
      <text:p text:style-name="P1">19/01/15 8:01:43 am: Shridhar: Aje khbr padi</text:p>
      <text:p text:style-name="P1">19/01/15 8:04:02 am: Ayu New: We were talking about mountaineering and i just told lets to go to smokey mountains someday i love hiking so she was like u know smokey mountain ni trail easy nathi , u have to be trained ame loko toh everytime jai a che tare train thavu pade so i was like u know i am trained and i climbed a mountain half the height of mount everest and anik was like yea brighu lake and i was like yeah she is like seriously i said yeah. Anik was like hu toh eliminate thai gayo toh and not many make it toh kasu boli nai</text:p>
      <text:p text:style-name="P1">19/01/15 8:05:23 am: Ayu New: Than again she started about the winery we were going too , anik ne kehti hati a k ayushi na parents reh che a toh sav gamdu che apde jai a che evi jagya jevu so i said tu bau rahi ti ne mari ghare akhu town fari hoy em than i siad its a district and Clearfield is the district headquarter</text:p>
      <text:p text:style-name="P1">19/01/15 8:05:46 am: Ayu New: Than she kept on going na e toh gamdu che and all that , she hurts my ego</text:p>
      <text:p text:style-name="P1">19/01/15 8:06:52 am: Shridhar: Toh tu pan bolne</text:p>
      <text:p text:style-name="P1">19/01/15 8:08:16 am: Ayu New: Hu bolu ne toh she is like limit ena thi majak sahan nai thato when we reached winery toh something happened and i said la tane chadhi che and she was like bas limit ma bol i was like wtf</text:p>
      <text:p text:style-name="P1">19/01/15 8:08:27 am: Shridhar: Tare pan chapdai devanu</text:p>
      <text:p text:style-name="P1"><text:soft-page-break/>19/01/15 8:08:59 am: Ayu New: Can u read the whole message</text:p>
      <text:p text:style-name="P1">19/01/15 8:27:49 am: Shridhar: Bolo ave</text:p>
      <text:p text:style-name="P1">19/01/15 8:28:26 am: Ayu New: What boli do u read my messages completely or not</text:p>
      <text:p text:style-name="P1">19/01/15 8:29:17 am: Shridhar: Now I read was riding etle</text:p>
      <text:p text:style-name="P1">19/01/15 8:29:40 am: Shridhar: Toh as decide ave just go to D's place without telling anyone</text:p>
      <text:p text:style-name="P1">19/01/15 8:29:52 am: Ayu New: Yeah</text:p>
      <text:p text:style-name="P1">19/01/15 8:30:06 am: Shridhar: Toh did u like it over ther</text:p>
      <text:p text:style-name="P1">19/01/15 8:30:28 am: Ayu New: I said about messages</text:p>
      <text:p text:style-name="P1">19/01/15 8:30:59 am: Shridhar: Arey I m taking about D na ghare</text:p>
      <text:p text:style-name="P1">19/01/15 8:31:52 am: Shridhar: Just don give a damn about her</text:p>
      <text:p text:style-name="P1">19/01/15 8:31:53 am: Ayu New: But i m talking about messages forget it</text:p>
      <text:p text:style-name="P1">19/01/15 8:32:01 am: Ayu New: U don't understand anything</text:p>
      <text:p text:style-name="P1">19/01/15 8:32:06 am: Shridhar: I read them</text:p>
      <text:p text:style-name="P1">19/01/15 8:32:20 am: Shridhar: I know but wait ene chadi jai ema wats wrong in tats</text:p>
      <text:p text:style-name="P1">19/01/15 8:32:22 am: Shridhar: Tats</text:p>
      <text:p text:style-name="P1">19/01/15 8:32:24 am: Shridhar: Tat</text:p>
      <text:p text:style-name="P1">19/01/15 8:32:37 am: Shridhar: Ema su limit</text:p>
      <text:p text:style-name="P1">19/01/15 8:32:47 am: Ayu New: She didn't like what i said n she said limit ma bol</text:p>
      <text:p text:style-name="P1">19/01/15 8:33:06 am: Shridhar: Tats stupidity man serioulsy</text:p>
      <text:p text:style-name="P1">19/01/15 8:33:20 am: Shridhar: Ave thi balls to her man just go with Dharti and D</text:p>
      <text:p text:style-name="P1">19/01/15 8:34:26 am: Ayu New: I don't like hanging out with her enu avu chalu thai che etlu badaio mare che she doesn't know i m a dancer , mountaineer , painter , i can design clothes , she just doesn't know a aa badha ma trained nathi but i am certified in all this</text:p>
      <text:p text:style-name="P1">19/01/15 8:35:40 am: Ayu New: Triple sketching exams pass karelu che mein with distinction i can sketch and canvas paint but she thinks a j kare che aa badhu. She doesn't know india ma hati tyare age 4 thi hu dance classes ma jati hati and painting classes ma jati hati and i have wonawards for painting asia level par</text:p>
      <text:p text:style-name="P1">19/01/15 8:36:17 am: Ayu New: Etli badi hoshiyari mare like she habgs out amongs the most talented people in the world</text:p>
      <text:p text:style-name="P1">19/01/15 8:37:40 am: Ayu New: When i told i m a dancer she said she is a belly dancer toh taru pet kemnu atlu motu che</text:p>
      <text:p text:style-name="P1">19/01/15 8:37:41 am: Shridhar: She hangs out with bunch of idiots good for Nthin like her</text:p>
      <text:p text:style-name="P1">19/01/15 8:38:01 am: Shridhar: Enu mathu belly dancer</text:p>
      <text:p text:style-name="P1">19/01/15 8:38:21 am: Ayu New: She snaps n cuts like a bau talented che</text:p>
      <text:p text:style-name="P1">19/01/15 8:39:17 am: Ayu New: I was talking to anik about different camps angel took us tooand she was like ame ooty ma every weekend mountaineering karva jata and mane toh bau experience che and all</text:p>
      <text:p text:style-name="P1">19/01/15 8:39:37 am: Shridhar: ane eh karti ti em</text:p>
      <text:p text:style-name="P1">19/01/15 8:39:46 am: Shridhar: Ganto she din do it I know</text:p>
      <text:p text:style-name="P1">19/01/15 8:40:27 am: Ayu New: Mane taru kehti hati shridhar discriminate kare che hu jau toh ena friend ghare jato re ane mane tya lai jai mane na game than i said he doesn't discriminate he does that to me too but a kai jani joi ne nai karto</text:p>
      <text:p text:style-name="P1">19/01/15 8:41:08 am: Shridhar: Wat the hell tats not discrimination bull shit</text:p>
      <text:p text:style-name="P1">19/01/15 8:41:18 am: Ayu New: She used that work i swear</text:p>
      <text:p text:style-name="P1">19/01/15 8:41:26 am: Ayu New: Word*</text:p>
      <text:p text:style-name="P1">19/01/15 8:42:17 am: Shridhar: Arey I just took her once man bcoz she wanted to have at garam kitli ane pa6i ene parcel</text:p>
      <text:p text:style-name="P1">Karavu tu so mein kidhu Chal</text:p>
      <text:p text:style-name="P1">Baju ma besye till the parcel</text:p>
      <text:p text:style-name="P1">Comes tats it</text:p>
      <text:p text:style-name="P1">19/01/15 8:42:24 am: Shridhar: Ene sivai hu nai Lai gayo</text:p>
      <text:p text:style-name="P1">19/01/15 8:42:54 am: Ayu New: U see how she doubles up and says 10 nu 20 kari ne bole che</text:p>
      <text:p text:style-name="P1">19/01/15 8:43:05 am: Ayu New: She is like dharti busy che tya na jais</text:p>
      <text:p text:style-name="P1">19/01/15 8:43:13 am: Shridhar: Ya right</text:p>
      <text:p text:style-name="P1">19/01/15 8:43:16 am: Ayu New: I was like na she is the main purpose of my visit</text:p>
      <text:p text:style-name="P1"><text:soft-page-break/>19/01/15 8:43:24 am: Shridhar: Has toh</text:p>
      <text:p text:style-name="P1">19/01/15 8:43:37 am: Ayu New: And than i said dharti rexted me she will be free after 10 so i ll stay there than</text:p>
      <text:p text:style-name="P1">19/01/15 8:44:12 am: Ayu New: She is like okay fua was like ahiya rehje than mein bindass kidhu k mane undhu pade mare job che jaldi pochvanu che mare</text:p>
      <text:p text:style-name="P1">19/01/15 8:44:40 am: Ayu New: Mane devang na ghare thi 1 hour drive thai fua na ghare thi 1 hour 45 minutes</text:p>
      <text:p text:style-name="P1">19/01/15 8:44:41 am: Shridhar: Good Avuj bolvanu</text:p>
      <text:p text:style-name="P1">19/01/15 8:45:17 am: Shridhar: Varsha nati?</text:p>
      <text:p text:style-name="P1">19/01/15 8:45:52 am: Ayu New: Na pan varsha foi dinner mate malya tyare kidhu and i also said kasu planned natu pan avu che a loko 10 vage free thase toh hu ratre 12 vage drive kari ne na jau</text:p>
      <text:p text:style-name="P1">19/01/15 8:46:09 am: Ayu New: Tya j rokai jais and tamare ghare thi undhu oade n all</text:p>
      <text:p text:style-name="P1">19/01/15 8:46:39 am: Shridhar: Hmmm ya eh saru karyu</text:p>
      <text:p text:style-name="P1">19/01/15 8:47:15 am: Ayu New: Yeah but i was annoyed by shreya this time</text:p>
      <text:p text:style-name="P1">19/01/15 8:47:22 am: Ayu New: Anik ayo hato toh chagi gai tu</text:p>
      <text:p text:style-name="P1">19/01/15 8:47:26 am: Ayu New: Ti*</text:p>
      <text:p text:style-name="P1">19/01/15 8:47:39 am: Shridhar: Ya tats the point</text:p>
      <text:p text:style-name="P1">19/01/15 8:48:06 am: Shridhar: Even during the wedding bhavya na tya she did the se</text:p>
      <text:p text:style-name="P1">Thing</text:p>
      <text:p text:style-name="P1">19/01/15 8:48:37 am: Shridhar: Ane akhi India trip ma aaj karyu chagi gai to bcoz Anik was there etle</text:p>
      <text:p text:style-name="P1">19/01/15 8:48:40 am: Shridhar: I don care ave</text:p>
      <text:p text:style-name="P1">19/01/15 8:49:00 am: Ayu New: Tane kemni khabar did u go for his wedding</text:p>
      <text:p text:style-name="P1">19/01/15 8:49:07 am: Shridhar: Ya</text:p>
      <text:p text:style-name="P1">19/01/15 8:49:19 am: Ayu New: Kasu kehti hati tane</text:p>
      <text:p text:style-name="P1">19/01/15 8:49:51 am: Shridhar: Na kasu kehti nati but she was always with Anik ane I was with bhavesh kaka and Bhavna Aunty</text:p>
      <text:p text:style-name="P1">19/01/15 8:50:20 am: Ayu New: She was there for 2 weeks and she didn't get time to meet ur parents being her own sagga mama mami toh y does everyone in roanoke expects me to meet everyone in 24 hours</text:p>
      <text:p text:style-name="P1">19/01/15 8:50:48 am: Shridhar: Kem whm didn't u meet</text:p>
      <text:p text:style-name="P1">19/01/15 8:50:58 am: Shridhar: Ane who told?</text:p>
      <text:p text:style-name="P1">19/01/15 8:51:30 am: Ayu New: Na if i go to roanoke ane emne tya na jau toh problem thai ne emne</text:p>
      <text:p text:style-name="P1">19/01/15 8:52:34 am: Ayu New: U know they stay 45 minutes from roanoke</text:p>
      <text:p text:style-name="P1">19/01/15 8:52:53 am: Ayu New: It's not like going next door hu thaki jau drive kari kari ne</text:p>
      <text:p text:style-name="P1">19/01/15 8:53:07 am: Ayu New: U know ur mom should appreciate my efforts</text:p>
      <text:p text:style-name="P1">19/01/15 8:54:04 am: Ayu New: Shreya was like india ma rahila chokra social bau hoy che than i said it depends on how ur raised my mom doesn't care if I don't call my masi i said her i call ur mom and her mom more than i call my foi and masi</text:p>
      <text:p text:style-name="P1">19/01/15 8:54:27 am: Shridhar: Yes from next time don go just go to Devanga</text:p>
      <text:p text:style-name="P1">19/01/15 8:54:32 am: Shridhar: Toh wat she told</text:p>
      <text:p text:style-name="P1">19/01/15 8:55:17 am: Ayu New: She is like ene em lagyu tu anti social chu i was like it's exactly opposite its very difficult for me.. I am not at all social</text:p>
      <text:p text:style-name="P1">19/01/15 8:55:29 am: Ayu New: I wanted to tell her i am not as desi as u think</text:p>
      <text:p text:style-name="P1">19/01/15 8:55:35 am: Ayu New: Probably ur more desier than me</text:p>
      <text:p text:style-name="P1">19/01/15 8:55:44 am: Ayu New: Pan ene kharab lagat so I didn't say</text:p>
      <text:p text:style-name="P1">19/01/15 8:55:58 am: Shridhar: Oh we don't need to prove her anything bolya rakhe as if we care just ignore her</text:p>
      <text:p text:style-name="P1">19/01/15 8:56:40 am: Ayu New: My parents are highly modern than hers they have never forced me to get social i have never attneuded weddings in india</text:p>
      <text:p text:style-name="P1">19/01/15 8:57:47 am: Ayu New: She was like the only think ur mom doesn't like about me is that i eat non veg and i said see that's how i am raised i never told shridhar veg chhodi de mara mate it's not a newly formed habit i have been eating nonveg since i learned eating</text:p>
      <text:p text:style-name="P1">19/01/15 8:58:33 am: Ayu New: And than i said it's the same thing for me it was <text:soft-page-break/>exactly difficult for me to accept ur family is too social , none of my cousins and us were raised like this</text:p>
      <text:p text:style-name="P1">19/01/15 8:58:49 am: Shridhar: Toh su</text:p>
      <text:p text:style-name="P1">19/01/15 8:59:02 am: Shridhar: Kehvu tu ne bandh Thai kar</text:p>
      <text:p text:style-name="P1">19/01/15 8:59:05 am: Shridhar: Jat</text:p>
      <text:p text:style-name="P1">19/01/15 8:59:17 am: Ayu New: Su bandh thai jai</text:p>
      <text:p text:style-name="P1">19/01/15 8:59:33 am: Ayu New: I am not stopping my non veg that's who i am accept it if u want</text:p>
      <text:p text:style-name="P1">19/01/15 9:00:39 am: Ayu New: Tari mummy ne kehje avu badhu kehti ti mane emne bhi khabar pade</text:p>
      <text:p text:style-name="P1">19/01/15 9:00:55 am: Shridhar: Ya Kais</text:p>
      <text:p text:style-name="P1">19/01/15 9:00:57 am: Ayu New: Emna mate toh hu j kharab rais kayam</text:p>
      <text:p text:style-name="P1">19/01/15 9:01:17 am: Shridhar: It would be better if u tell her urself wat she told u</text:p>
      <text:p text:style-name="P1">19/01/15 9:01:25 am: Ayu New: Chhod koi divas taunt marse ne shreya k varshafoi ne toh hu kharab thais ama tamara koi nu kasu nai jai</text:p>
      <text:p text:style-name="P1">19/01/15 9:01:32 am: Ayu New: Hu kai gossip queen chu</text:p>
      <text:p text:style-name="P1">19/01/15 9:01:42 am: Ayu New: Mane nai gamtu aa badha gossip karvana</text:p>
      <text:p text:style-name="P1">19/01/15 9:01:55 am: Ayu New: Tane problem hoy toh hu tane bhi nai kau next time thi</text:p>
      <text:p text:style-name="P1">19/01/15 9:07:26 am: Ayu New: Ane ek vat tane kau shreya na comments ne public ma ignore na maris snap back nai toh aa kayam mate avu insulting feel thaya kare akhi life aje tara mate kale hu ane pachi apda chokra mare</text:p>
      <text:p text:style-name="P1">19/01/15 9:07:57 am: Ayu New: Apdu status ena karta ghanu uchu che we are more educated and literate enu thinking pachat chr</text:p>
      <text:p text:style-name="P1">19/01/15 9:08:30 am: Shridhar: Ya okay but she never tells</text:p>
      <text:p text:style-name="P1">Me in public toh hu su Karu</text:p>
      <text:p text:style-name="P1">19/01/15 9:09:05 am: Ayu New: A bole ena par dhyan rakhje halelu che magaj nu she is goal less koi jaat no goal nathi ene</text:p>
      <text:p text:style-name="P1">19/01/15 9:09:41 am: Shridhar: Eh toh khabrj 6ene</text:p>
      <text:p text:style-name="P1">19/01/15 9:11:37 am: Ayu New: Anju aunty was like she cries for no job so i said it might be her references because 2 varas thi na make toh kadach evu hoy than anju aunty was like tu keh ene than i said no ene kharab lage toh hu kau toh kadach so i better not tell</text:p>
      <text:p text:style-name="P1">19/01/15 9:12:16 am: Shridhar: Ejne ene kharab bav lage ena bapa ni kem</text:p>
      <text:p text:style-name="P1">19/01/15 9:12:19 am: Shridhar: Jem</text:p>
      <text:p text:style-name="P1">19/01/15 9:13:28 am: Ayu New: Yeah but i hope anju aunty avu vardhafoi ne na keh nai toh a unfha meaning ma lese</text:p>
      <text:p text:style-name="P1">19/01/15 9:13:49 am: Shridhar: Na she won't tell</text:p>
      <text:p text:style-name="P1">19/01/15 9:14:20 am: Ayu New: Hmm</text:p>
      <text:p text:style-name="P1">19/01/15 9:14:46 am: Ayu New: Dharti was like varshafoi ne toh evu j thase k tu plan kari ne ayi ti</text:p>
      <text:p text:style-name="P1">19/01/15 9:15:19 am: Shridhar: Don worry chill</text:p>
      <text:p text:style-name="P1">19/01/15 9:15:39 am: Ayu New: I don't care</text:p>
      <text:p text:style-name="P1">19/01/15 9:15:44 am: Ayu New: U think i care</text:p>
      <text:p text:style-name="P1">19/01/15 9:15:57 am: Ayu New: Mare kai rehvanu che emni jode</text:p>
      <text:p text:style-name="P1">19/01/15 9:16:00 am: Shridhar: Thase toh phodi lais ane next time thi just stop at Anju aunty's ane don tell Shreya or anybody</text:p>
      <text:p text:style-name="P1">19/01/15 9:16:04 am: Shridhar: True</text:p>
      <text:p text:style-name="P1">19/01/15 9:16:20 am: Ayu New: Shridhar tu avu ne evu na keh Shridhar ne mara ghare j rehvanu hot</text:p>
      <text:p text:style-name="P1">19/01/15 9:16:24 am: Ayu New: Hoy*</text:p>
      <text:p text:style-name="P1">19/01/15 9:16:56 am: Shridhar: Who told tat?</text:p>
      <text:p text:style-name="P1">19/01/15 9:17:18 am: Ayu New: I m saying tu ayis pachi evu kese</text:p>
      <text:p text:style-name="P1">19/01/15 9:17:20 am: Ayu New: Varshafoi</text:p>
      <text:p text:style-name="P1">19/01/15 9:17:39 am: Ayu New: Toh we will be married pachi tu su mane chhodi ne tya rehva jais</text:p>
      <text:p text:style-name="P1">19/01/15 9:17:52 am: Shridhar: Na keh ave</text:p>
      <text:p text:style-name="P1">19/01/15 9:17:57 am: Ayu New: Ane tare ayi ne mara ghare bhi avanu hoy</text:p>
      <text:p text:style-name="P1"><text:soft-page-break/>19/01/15 9:18:04 am: Shridhar: It's my wish</text:p>
      <text:p text:style-name="P1">19/01/15 9:18:12 am: Ayu New: Every week ni plan banai dese tari jode no</text:p>
      <text:p text:style-name="P1">19/01/15 9:18:46 am: Shridhar: Na banave ave ek vaar jai ayis pa6i Kais ne ke I have other plans ane have to prepare for interviews</text:p>
      <text:p text:style-name="P1">19/01/15 9:18:50 am: Ayu New: But tane mara masi foi kaka jamva bolavse ayis etle toh tya na padyo rais pachi hu bhi nai avu tara family na functions ma</text:p>
      <text:p text:style-name="P1">19/01/15 9:19:05 am: Shridhar: Ya ave</text:p>
      <text:p text:style-name="P1">19/01/15 9:19:20 am: Ayu New: Na bindass modha par kehvanu k clearfied jai a che ane mara ghare toh tare rehvu oade okay</text:p>
      <text:p text:style-name="P1">19/01/15 9:19:32 am: Ayu New: Atleast 2-3 divas rehvu oade</text:p>
      <text:p text:style-name="P1">19/01/15 9:19:49 am: Ayu New: Na they will tey to dominate i know how ur foi is</text:p>
      <text:p text:style-name="P1">19/01/15 9:20:10 am: Shridhar: I will tell na chill</text:p>
      <text:p text:style-name="P1">19/01/15 9:20:40 am: Shridhar: But lemme finish up with them ena pa6i kaka ne tya jamvanu rakhisu</text:p>
      <text:p text:style-name="P1">19/01/15 9:21:03 am: Ayu New: Kaka ne a badha oachi javai but mari ghare toh pela javanu hoy</text:p>
      <text:p text:style-name="P1">19/01/15 9:22:25 am: Shridhar: Ha tya jaisu</text:p>
      <text:p text:style-name="P1">19/01/15 9:23:32 am: Ayu New: Pachi tara aya pachi koi nu interference na ave toh saru</text:p>
      <text:p text:style-name="P1">19/01/15 9:23:38 am: Ayu New: I meant ur foi n mom</text:p>
      <text:p text:style-name="P1">19/01/15 9:23:44 am: Ayu New: Ur mom</text:p>
      <text:p text:style-name="P1">19/01/15 9:24:24 am: Shridhar: Hmmm ya</text:p>
      <text:p text:style-name="P1">19/01/15 9:24:46 am: Shridhar: Eh toh pa6i we can do wat we want and go wherever we want</text:p>
      <text:p text:style-name="P1">19/01/15 9:25:11 am: Ayu New: Yea but tara foi interfere na kare aa weekend ahiya avo aam karo tem karo</text:p>
      <text:p text:style-name="P1">19/01/15 9:25:51 am: Ayu New: Because my dad has in plan for u is taru social jem ave em j taru license tya apavdai dese Pennsylvania ma..</text:p>
      <text:p text:style-name="P1">19/01/15 9:26:07 am: Ayu New: Tane aa public pachi jatavse k ame help kari shridhar ne</text:p>
      <text:p text:style-name="P1">19/01/15 9:26:37 am: Ayu New: By this i mean daddy tane sikhvadi dese ahiya na tules ane tu fatafat driving test api ne pass thai jais</text:p>
      <text:p text:style-name="P1">19/01/15 9:27:12 am: Shridhar: Oh okay ya np</text:p>
      <text:p text:style-name="P1">19/01/15 9:27:55 am: Ayu New: Because i know people here mare tane koi karta koi ni help leava nathi devi because pachi jatave kasuk thai tyare i know people in america very well</text:p>
      <text:p text:style-name="P1">19/01/15 9:30:42 am: Ayu New: I really want to go to austin or houston</text:p>
      <text:p text:style-name="P1">19/01/15 9:30:56 am: Ayu New: Shridhar i thought about it and apdu saving bau thai tya</text:p>
      <text:p text:style-name="P1">19/01/15 9:31:20 am: Ayu New: And we can build a 5 bedroom house in less price plus schools and colleges are best</text:p>
      <text:p text:style-name="P1">19/01/15 9:31:35 am: Ayu New: Washington dc ma taxes bau che</text:p>
      <text:p text:style-name="P1">19/01/15 9:31:39 am: Shridhar: Hmmm okay</text:p>
      <text:p text:style-name="P1">19/01/15 9:31:49 am: Shridhar: Ya I know taxes bav 6e tya</text:p>
      <text:p text:style-name="P1">19/01/15 9:32:00 am: Ayu New: Texas is better for us because we have to do a lot of stuff and need to save up a lot in first 3 so much time</text:p>
      <text:p text:style-name="P1">19/01/15 9:32:09 am: Shridhar: Ya I know</text:p>
      <text:p text:style-name="P1">19/01/15 9:32:33 am: Ayu New: Toh apply there only</text:p>
      <text:p text:style-name="P1">19/01/15 9:32:41 am: Shridhar: Ya</text:p>
      <text:p text:style-name="P1">19/01/15 9:33:25 am: Ayu New: Cali is my second home but it's expensive initia so much time ma save na thai</text:p>
      <text:p text:style-name="P1">19/01/15 9:37:37 am: Ayu New: &lt;image omitted&gt;</text:p>
      <text:p text:style-name="P1">19/01/15 9:37:45 am: Ayu New: How's this for cocktail party</text:p>
      <text:p text:style-name="P1">19/01/15 9:37:50 am: Ayu New: I love this dress</text:p>
      <text:p text:style-name="P1">19/01/15 9:38:14 am: Shridhar: It's nice</text:p>
      <text:p text:style-name="P1">19/01/15 9:38:16 am: Shridhar: I liked it</text:p>
      <text:p text:style-name="P1">19/01/15 9:39:24 am: Ayu New: &lt;image omitted&gt;</text:p>
      <text:p text:style-name="P1">19/01/15 10:46:40 pm: Ayu New: I am so sick</text:p>
      <text:p text:style-name="P1">19/01/15 10:46:52 pm: Shridhar: Still not well</text:p>
      <text:p text:style-name="P1"><text:soft-page-break/>19/01/15 10:47:00 pm: Shridhar: Toh take half day off and rest</text:p>
      <text:p text:style-name="P1">19/01/15 10:47:00 pm: Ayu New: Manager was like u should have taken a day off but i just couldn't</text:p>
      <text:p text:style-name="P1">19/01/15 10:47:24 pm: Ayu New: It's worse everybody feels it's something else i am going to urgent care and seeing a doctor after work</text:p>
      <text:p text:style-name="P1">19/01/15 10:47:42 pm: Ayu New: Yeah i am seeing couple of more ptients after lunch break and leaving</text:p>
      <text:p text:style-name="P1">19/01/15 10:48:04 pm: Ayu New: It's the same thing i had india land thai tyare</text:p>
      <text:p text:style-name="P1">19/01/15 10:48:34 pm: Ayu New: I am havinf nausea</text:p>
      <text:p text:style-name="P1">19/01/15 10:49:13 pm: Shridhar: Ya okay go see a doc first and then take rest</text:p>
      <text:p text:style-name="P1">19/01/15 10:49:50 pm: Ayu New: And send me those save the date pictures i ll select one and get it print want to see how it comes out</text:p>
      <text:p text:style-name="P1">19/01/15 10:50:27 pm: Ayu New: It's almost time to send everyone</text:p>
      <text:p text:style-name="P1">19/01/15 10:50:45 pm: Shridhar: Okay</text:p>
      <text:p text:style-name="P1">19/01/15 10:50:52 pm: Shridhar: Will send it by this weekend</text:p>
      <text:p text:style-name="P1">19/01/15 10:50:56 pm: Shridhar: Long weekend 6ene</text:p>
      <text:p text:style-name="P1">19/01/15 10:51:14 pm: Ayu New: But it takes u just 2 minutes</text:p>
      <text:p text:style-name="P1">19/01/15 10:51:21 pm: Ayu New: Shridhar i never get long weekends</text:p>
      <text:p text:style-name="P1">19/01/15 10:51:36 pm: Shridhar: Arey I m takin about myself</text:p>
      <text:p text:style-name="P1">19/01/15 10:52:01 pm: Shridhar: Ane it's a lot of them so it will take time to upload net slow hoi ahiya</text:p>
      <text:p text:style-name="P1">19/01/15 10:52:19 pm: Ayu New: Okay</text:p>
      <text:p text:style-name="P1">19/01/15 10:52:34 pm: Ayu New: But aa weekend is ur deadline and i mean by Friday night</text:p>
      <text:p text:style-name="P1">19/01/15 10:52:44 pm: Shridhar: Ya okay</text:p>
      <text:p text:style-name="P1">19/01/15 11:01:35 pm: Ayu New: I hope i am not pregnant</text:p>
      <text:p text:style-name="P1">19/01/15 11:02:02 pm: Ayu New: I have this nausea feeling this morning i woke up i wnated to throw up but couldn't</text:p>
      <text:p text:style-name="P1">19/01/15 11:02:14 pm: Shridhar: Hmmm u not chill</text:p>
      <text:p text:style-name="P1">19/01/15 11:03:24 pm: Ayu New: &lt;image omitted&gt;</text:p>
      <text:p text:style-name="P1">19/01/15 11:03:42 pm: Shridhar: Ya it's good</text:p>
      <text:p text:style-name="P1">19/01/15 11:04:02 pm: Ayu New: Are u sure i m not pregnant</text:p>
      <text:p text:style-name="P1">19/01/15 11:04:08 pm: Shridhar: Yes I m sure</text:p>
      <text:p text:style-name="P1">19/01/15 11:04:13 pm: Ayu New: I m buying the pregnancy test kit today</text:p>
      <text:p text:style-name="P1">19/01/15 11:04:18 pm: Shridhar: Okay</text:p>
      <text:p text:style-name="P1">20/01/15 5:47:20 am: Shridhar: How u now?</text:p>
      <text:p text:style-name="P1">20/01/15 5:47:43 am: Ayu New: Not so good</text:p>
      <text:p text:style-name="P1">20/01/15 5:47:51 am: Shridhar: Hmmm</text:p>
      <text:p text:style-name="P1">20/01/15 7:01:21 am: Ayu New: &lt;image omitted&gt;</text:p>
      <text:p text:style-name="P1">20/01/15 7:18:10 am: Shridhar: Hmmm wats with flower batata</text:p>
      <text:p text:style-name="P1">20/01/15 7:18:24 am: Ayu New: Vatanu nu shak</text:p>
      <text:p text:style-name="P1">20/01/15 7:18:31 am: Shridhar: Hmmm oky</text:p>
      <text:p text:style-name="P1">20/01/15 7:18:42 am: Ayu New: I can die for vatanas</text:p>
      <text:p text:style-name="P1">20/01/15 7:18:47 am: Ayu New: I love vatanas</text:p>
      <text:p text:style-name="P1">20/01/15 7:18:55 am: Shridhar: I like them to</text:p>
      <text:p text:style-name="P1">20/01/15 7:19:10 am: Ayu New: So i was thinking we can go to goa or rajasthan</text:p>
      <text:p text:style-name="P1">20/01/15 7:19:26 am: Shridhar: Hmmm wr do u wanna go!</text:p>
      <text:p text:style-name="P1">20/01/15 7:19:49 am: Ayu New: And koi na ave toh malu yeshu ne lai ne jaisu and em bhi lai jaisu</text:p>
      <text:p text:style-name="P1">20/01/15 7:20:03 am: Ayu New: I want them to see and get closer to india</text:p>
      <text:p text:style-name="P1">20/01/15 7:20:19 am: Shridhar: Hmmm but they not gna stay long na</text:p>
      <text:p text:style-name="P1">20/01/15 7:20:21 am: Ayu New: Mara gabbudao ne koi nai lai jai apda sivay</text:p>
      <text:p text:style-name="P1">20/01/15 7:21:09 am: Ayu New: Malav uttarayan sudhi che momis going to talk to his principal tomorrow because malav reh kya ene leva kon jai because badha ahiya hase</text:p>
      <text:p text:style-name="P1">20/01/15 7:21:35 am: Ayu New: And yeshu saud 1 week ma khabar oadse jo 10th sudhi rokavase toh she will come</text:p>
      <text:p text:style-name="P1">20/01/15 7:21:59 am: Shridhar: Okay</text:p>
      <text:p text:style-name="P1">20/01/15 7:22:28 am: Ayu New: I told ene k mane aa week sudhi k jo koi na keh toh hu booking kari j dais</text:p>
      <text:p text:style-name="P1"><text:soft-page-break/>20/01/15 7:22:52 am: Ayu New: Pachi flight lai ne jaisu flight cheap hase</text:p>
      <text:p text:style-name="P1">20/01/15 7:22:56 am: Shridhar: Konu konu karayis</text:p>
      <text:p text:style-name="P1">20/01/15 7:23:29 am: Ayu New: Malu yeshu and apde beu</text:p>
      <text:p text:style-name="P1">20/01/15 7:23:46 am: Shridhar: Hmmm okay</text:p>
      <text:p text:style-name="P1">20/01/15 7:23:58 am: Ayu New: More than yeshu i want malav to see everything because ene kadu yaad nathi india nu</text:p>
      <text:p text:style-name="P1">20/01/15 7:24:21 am: Shridhar: Hmmm ya he was small when I guys left from India</text:p>
      <text:p text:style-name="P1">20/01/15 7:24:27 am: Ayu New: Yeah</text:p>
      <text:p text:style-name="P1">20/01/15 7:24:34 am: Ayu New: I don't know let's see</text:p>
      <text:p text:style-name="P1">20/01/15 7:25:05 am: Ayu New: Devang tane confirm nai keh jya sudhi dharti ni job na lage</text:p>
      <text:p text:style-name="P1">20/01/15 7:25:26 am: Shridhar: Ya eh toh khabr 6e</text:p>
      <text:p text:style-name="P1">20/01/15 7:25:29 am: Shridhar: Ave let's see</text:p>
      <text:p text:style-name="P1">20/01/15 7:25:27 am: Ayu New: &lt;image omitted&gt;</text:p>
      <text:p text:style-name="P1">20/01/15 7:25:30 am: Ayu New: &lt;image omitted&gt;</text:p>
      <text:p text:style-name="P1">20/01/15 7:25:38 am: Shridhar: I know Manthan kept them</text:p>
      <text:p text:style-name="P1">20/01/15 7:25:53 am: Ayu New: Tu aapne pela na camera vada atleast</text:p>
      <text:p text:style-name="P1">20/01/15 7:26:06 am: Shridhar: Arey kayu toh kharu Karis</text:p>
      <text:p text:style-name="P1">20/01/15 7:26:18 am: Shridhar: Bcoz aje ane kale Nirmal na Lagan na functions 6ene</text:p>
      <text:p text:style-name="P1">20/01/15 7:27:09 am: Ayu New: Okay arunkaka jode vaat kari ne mummy ni dawao atleast api de j ene</text:p>
      <text:p text:style-name="P1">20/01/15 7:27:15 am: Ayu New: And paisa nu bhi</text:p>
      <text:p text:style-name="P1">20/01/15 7:27:43 am: Shridhar: Oh ghodi ne</text:p>
      <text:p text:style-name="P1">20/01/15 7:27:50 am: Shridhar: Ya he is still coming in marxh</text:p>
      <text:p text:style-name="P1">20/01/15 7:28:07 am: Ayu New: Okay</text:p>
      <text:p text:style-name="P1">20/01/15 8:12:34 am: Ayu New: Talk to me</text:p>
      <text:p text:style-name="P1">20/01/15 8:12:40 am: Ayu New: Talk to me</text:p>
      <text:p text:style-name="P1">20/01/15 8:12:43 am: Ayu New: Talk to me</text:p>
      <text:p text:style-name="P1">20/01/15 8:12:47 am: Ayu New: Talk to me</text:p>
      <text:p text:style-name="P1">20/01/15 8:12:47 am: Shridhar: Bolne baby</text:p>
      <text:p text:style-name="P1">20/01/15 8:12:49 am: Ayu New: Talk to me</text:p>
      <text:p text:style-name="P1">20/01/15 8:12:57 am: Shridhar: Su thayu</text:p>
      <text:p text:style-name="P1">20/01/15 8:13:15 am: Ayu New: I really love his dress</text:p>
      <text:p text:style-name="P1">20/01/15 8:13:25 am: Ayu New: &lt;image omitted&gt;</text:p>
      <text:p text:style-name="P1">20/01/15 8:13:36 am: Shridhar: Toh wear this then</text:p>
      <text:p text:style-name="P1">20/01/15 8:13:40 am: Shridhar: For cocktail</text:p>
      <text:p text:style-name="P1">20/01/15 8:13:49 am: Ayu New: It's out of stock</text:p>
      <text:p text:style-name="P1">20/01/15 8:14:25 am: Ayu New: We will hve to give everybody a dress code because nai toh we will not stand out</text:p>
      <text:p text:style-name="P1">20/01/15 8:14:39 am: Shridhar: Ya oky</text:p>
      <text:p text:style-name="P1">20/01/15 8:15:16 am: Shridhar: Let's give guys black and gals red</text:p>
      <text:p text:style-name="P1">20/01/15 8:15:40 am: Ayu New: Argh shridhar it's my wedding i should be wearing red</text:p>
      <text:p text:style-name="P1">20/01/15 8:15:59 am: Shridhar: Toh gals white and guys black</text:p>
      <text:p text:style-name="P1">20/01/15 8:16:31 am: Ayu New: That's better but i still think kaik biju rakhiye</text:p>
      <text:p text:style-name="P1">20/01/15 8:16:37 am: Ayu New: Like vintage or something</text:p>
      <text:p text:style-name="P1">20/01/15 8:17:01 am: Shridhar: Let's think about it</text:p>
      <text:p text:style-name="P1">20/01/15 8:17:31 am: Ayu New: Yeah and aa valhate thodu sarkhu kar is the farmhouse having pool</text:p>
      <text:p text:style-name="P1">20/01/15 8:20:13 am: Ayu New: Tare toh tux j pervanu che</text:p>
      <text:p text:style-name="P1">20/01/15 8:20:17 am: Ayu New: It's decided</text:p>
      <text:p text:style-name="P1">20/01/15 8:20:31 am: Shridhar: Hmmm ya</text:p>
      <text:p text:style-name="P1">20/01/15 8:20:45 am: Ayu New: Slimfit</text:p>
      <text:p text:style-name="P1">20/01/15 8:20:49 am: Ayu New: Khullu nai</text:p>
      <text:p text:style-name="P1">20/01/15 8:20:53 am: Shridhar: Ya</text:p>
      <text:p text:style-name="P1">20/01/15 8:21:12 am: Ayu New: Does he have pool</text:p>
      <text:p text:style-name="P1">20/01/15 8:21:27 am: Ayu New: Tu mane pictures aje kem na api sake</text:p>
      <text:p text:style-name="P1">20/01/15 8:21:36 am: Shridhar: I m at work</text:p>
      <text:p text:style-name="P1">20/01/15 8:21:51 am: Ayu New: Sanje i mean</text:p>
      <text:p text:style-name="P1">20/01/15 8:22:03 am: Shridhar: Ane pics ghare 6e ane sanje Nirmal ne tya functions <text:soft-page-break/>ma javanu 6e ghare Jaine Tarat</text:p>
      <text:p text:style-name="P1">20/01/15 8:22:28 am: Ayu New: So send karva muki</text:p>
      <text:p text:style-name="P1">Deje pachi jaje</text:p>
      <text:p text:style-name="P1">20/01/15 8:22:59 am: Shridhar: Try Karis</text:p>
      <text:p text:style-name="P1">20/01/15 8:23:34 am: Ayu New: Please</text:p>
      <text:p text:style-name="P1">20/01/15 8:23:39 am: Ayu New: Mokal ne</text:p>
      <text:p text:style-name="P1">20/01/15 8:23:55 am: Shridhar: Ya try Karis ne</text:p>
      <text:p text:style-name="P1">20/01/15 8:24:01 am: Ayu New: &lt;image omitted&gt;</text:p>
      <text:p text:style-name="P1">20/01/15 8:24:29 am: Ayu New: Please mokal</text:p>
      <text:p text:style-name="P1">20/01/15 8:25:11 am: Ayu New: Please mokal</text:p>
      <text:p text:style-name="P1">20/01/15 8:25:19 am: Ayu New: Please mokal</text:p>
      <text:p text:style-name="P1">20/01/15 8:25:22 am: Ayu New: Please mokal</text:p>
      <text:p text:style-name="P1">20/01/15 8:25:27 am: Ayu New: Please mokal</text:p>
      <text:p text:style-name="P1">20/01/15 8:25:31 am: Ayu New: Please mokal</text:p>
      <text:p text:style-name="P1">20/01/15 8:25:40 am: Ayu New: Reply kar</text:p>
      <text:p text:style-name="P1">20/01/15 8:25:45 am: Ayu New: Reply kar</text:p>
      <text:p text:style-name="P1">20/01/15 8:25:47 am: Ayu New: Reply kar</text:p>
      <text:p text:style-name="P1">20/01/15 8:25:50 am: Shridhar: Ha ave</text:p>
      <text:p text:style-name="P1">20/01/15 8:25:52 am: Ayu New: Reply kar</text:p>
      <text:p text:style-name="P1">20/01/15 8:25:53 am: Shridhar: Will try</text:p>
      <text:p text:style-name="P1">20/01/15 8:26:04 am: Ayu New: 🙏</text:p>
      <text:p text:style-name="P1">20/01/15 8:26:05 am: Ayu New: 🙏</text:p>
      <text:p text:style-name="P1">20/01/15 8:26:08 am: Ayu New: 🙏</text:p>
      <text:p text:style-name="P1">20/01/15 8:26:23 am: Shridhar: Su natak Kare 6e</text:p>
      <text:p text:style-name="P1">20/01/15 8:26:35 am: Ayu New: Is there a problem</text:p>
      <text:p text:style-name="P1">20/01/15 8:26:48 am: Shridhar: Nope no problem kem</text:p>
      <text:p text:style-name="P1">20/01/15 8:27:03 am: Ayu New: 💩 this is ur poop</text:p>
      <text:p text:style-name="P1">20/01/15 8:28:19 am: Ayu New: 💀</text:p>
      <text:p text:style-name="P1">20/01/15 8:28:29 am: Ayu New: 👅</text:p>
      <text:p text:style-name="P1">20/01/15 8:30:16 am: Shridhar: 🍌</text:p>
      <text:p text:style-name="P1">20/01/15 8:31:59 am: Ayu New: 💑👉👪</text:p>
      <text:p text:style-name="P1">20/01/15 8:33:23 am: Shridhar: 🏰</text:p>
      <text:p text:style-name="P1">20/01/15 8:42:02 am: Ayu New: 🚗🚕</text:p>
      <text:p text:style-name="P1">20/01/15 8:47:20 am: Shridhar: 🍻🍔</text:p>
      <text:p text:style-name="P1">20/01/15 8:47:44 am: Ayu New: 🍷</text:p>
      <text:p text:style-name="P1">20/01/15 8:47:57 am: Ayu New: 🇺🇸</text:p>
      <text:p text:style-name="P1">20/01/15 8:48:04 am: Ayu New: 🎰</text:p>
      <text:p text:style-name="P1">20/01/15 8:48:13 am: Ayu New: 💃💃</text:p>
      <text:p text:style-name="P1">20/01/15 8:48:21 am: Ayu New: 💥</text:p>
      <text:p text:style-name="P1">20/01/15 8:48:31 am: Shridhar: 🏈</text:p>
      <text:p text:style-name="P1">20/01/15 8:48:46 am: Shridhar: 💵💰💰💰</text:p>
      <text:p text:style-name="P1">20/01/15 8:52:41 am: Ayu New: 👫</text:p>
      <text:p text:style-name="P1">20/01/15 8:52:50 am: Ayu New: 👇</text:p>
      <text:p text:style-name="P1">20/01/15 8:53:06 am: Ayu New: 💵💵</text:p>
      <text:p text:style-name="P1">20/01/15 8:53:13 am: Ayu New: 💰💰💰💰</text:p>
      <text:p text:style-name="P1">20/01/15 9:48:56 pm: Ayu New: Hello</text:p>
      <text:p text:style-name="P1">20/01/15 9:49:03 pm: Ayu New: U never replied me</text:p>
      <text:p text:style-name="P1">20/01/15 10:31:29 pm: Ayu New: &lt;image omitted&gt;</text:p>
      <text:p text:style-name="P1">20/01/15 10:57:20 pm: Shridhar: Oh bolo ne</text:p>
      <text:p text:style-name="P1">20/01/15 10:57:45 pm: Shridhar: I am nirmal's function ane net bandh hatu becoz battery was les</text:p>
      <text:p text:style-name="P1">20/01/15 10:58:17 pm: Shridhar: Su thayu wat were u typing</text:p>
      <text:p text:style-name="P1">20/01/15 10:58:17 pm: Ayu New: Hmm</text:p>
      <text:p text:style-name="P1">20/01/15 10:58:31 pm: Ayu New: Somebofy from idaho was calling</text:p>
      <text:p text:style-name="P1">20/01/15 10:58:41 pm: Ayu New: I don't know anyone in idaho</text:p>
      <text:p text:style-name="P1">20/01/15 10:58:55 pm: Ayu New: Ekbaju mom no call chalu che</text:p>
      <text:p text:style-name="P1">20/01/15 10:58:58 pm: Shridhar: Toh upadi ne vaat kari levi tine</text:p>
      <text:p text:style-name="P1">20/01/15 10:59:10 pm: Ayu New: Na bhai kon khapave</text:p>
      <text:p text:style-name="P1">20/01/15 10:59:34 pm: Shridhar: Hmmm</text:p>
      <text:p text:style-name="P1"><text:soft-page-break/>20/01/15 10:59:43 pm: Ayu New: I love you</text:p>
      <text:p text:style-name="P1">20/01/15 10:59:48 pm: Shridhar: Love u 2</text:p>
      <text:p text:style-name="P1">20/01/15 10:59:56 pm: Shridhar: I had wine today</text:p>
      <text:p text:style-name="P1">20/01/15 10:59:57 pm: Ayu New: Love you 3</text:p>
      <text:p text:style-name="P1">20/01/15 11:00:04 pm: Shridhar: Surprisingly I like it today</text:p>
      <text:p text:style-name="P1">20/01/15 11:00:12 pm: Ayu New: Lol sula!!</text:p>
      <text:p text:style-name="P1">20/01/15 11:00:17 pm: Shridhar: Ya lol</text:p>
      <text:p text:style-name="P1">20/01/15 11:00:26 pm: Ayu New: I ll take u to different vineyards here</text:p>
      <text:p text:style-name="P1">20/01/15 11:00:41 pm: Shridhar: Hmmm okay</text:p>
      <text:p text:style-name="P1">20/01/15 11:00:48 pm: Ayu New: Sula toh kai wine che i ll get u vintage old italian and french wines</text:p>
      <text:p text:style-name="P1">20/01/15 11:01:02 pm: Ayu New: They are expensive arpund. 100$</text:p>
      <text:p text:style-name="P1">20/01/15 11:01:08 pm: Ayu New: But best of all</text:p>
      <text:p text:style-name="P1">20/01/15 11:01:10 pm: Shridhar: Hmmmm okay I m waiting to come there only</text:p>
      <text:p text:style-name="P1">20/01/15 11:01:39 pm: Ayu New: Julius caeser na time ni wine che for 90,000$</text:p>
      <text:p text:style-name="P1">20/01/15 11:02:30 pm: Shridhar: Hmmm apde khali jova jaisu</text:p>
      <text:p text:style-name="P1">20/01/15 11:02:31 pm: Shridhar: lol</text:p>
      <text:p text:style-name="P1">20/01/15 11:02:44 pm: Shridhar: U can have a glass</text:p>
      <text:p text:style-name="P1">20/01/15 11:02:59 pm: Ayu New: Itfor auction vechai gai</text:p>
      <text:p text:style-name="P1">20/01/15 11:03:06 pm: Ayu New: Some king baught it</text:p>
      <text:p text:style-name="P1">20/01/15 11:03:13 pm: Shridhar: Oh okay</text:p>
      <text:p text:style-name="P1">20/01/15 11:03:13 pm: Ayu New: Bought</text:p>
      <text:p text:style-name="P1">20/01/15 11:03:50 pm: Ayu New: Avi expensive wines pivdavani na hoy akhi bottle koi ne khali vvip guest ave tyare ek glass bhariyapvano thats it</text:p>
      <text:p text:style-name="P1">20/01/15 11:05:47 pm: Ayu New: Send me pictures</text:p>
      <text:p text:style-name="P1">20/01/15 11:25:00 pm: Ayu New: Shridhar nakayak patel</text:p>
      <text:p text:style-name="P1">20/01/15 11:25:04 pm: Ayu New: Kasuk kam kar</text:p>
      <text:p text:style-name="P1">20/01/15 11:25:10 pm: Ayu New: Mari jode vaat kar</text:p>
      <text:p text:style-name="P1">20/01/15 11:25:28 pm: Ayu New: Nirmal nu lagan pati gayu have su ene room sudhi mukva jais</text:p>
      <text:p text:style-name="P1">20/01/15 11:27:54 pm: Shridhar: Lagan haji kale 6e Hun</text:p>
      <text:p text:style-name="P1">20/01/15 11:27:58 pm: Shridhar: Aje garba hata</text:p>
      <text:p text:style-name="P1">20/01/15 11:28:14 pm: Ayu New: Toh tu su garba karto hato</text:p>
      <text:p text:style-name="P1">20/01/15 11:28:45 pm: Shridhar: Na Bhai ame badha toh khavanu khata hata</text:p>
      <text:p text:style-name="P1">20/01/15 11:29:32 pm: Ayu New: Toh pachi reply kem nato karto</text:p>
      <text:p text:style-name="P1">20/01/15 11:29:38 pm: Ayu New: Send karne pictures</text:p>
      <text:p text:style-name="P1">20/01/15 11:29:44 pm: Ayu New: Havetoh free chu</text:p>
      <text:p text:style-name="P1">20/01/15 11:29:46 pm: Shridhar: Arey I was eating toh kayu</text:p>
      <text:p text:style-name="P1">20/01/15 11:29:54 pm: Ayu New: Ketlu khai che</text:p>
      <text:p text:style-name="P1">20/01/15 11:29:58 pm: Shridhar: Ave Sui jais kale job par javanu 6e</text:p>
      <text:p text:style-name="P1">20/01/15 11:32:07 pm: Ayu New: Na jais</text:p>
      <text:p text:style-name="P1">20/01/15 11:32:16 pm: Shridhar: Su na jais</text:p>
      <text:p text:style-name="P1">20/01/15 11:32:19 pm: Ayu New: Send me pictures first</text:p>
      <text:p text:style-name="P1">20/01/15 11:32:25 pm: Ayu New: Pachi sui ja</text:p>
      <text:p text:style-name="P1">20/01/15 11:32:56 pm: Shridhar: Arey Karis Hun on Thursday or Friday</text:p>
      <text:p text:style-name="P1">20/01/15 11:33:38 pm: Ayu New: Taro Thursday Friday nai avto</text:p>
      <text:p text:style-name="P1">20/01/15 11:33:48 pm: Shridhar: Avse ave</text:p>
      <text:p text:style-name="P1">20/01/15 11:35:04 pm: Ayu New: Aje karne hamana jagu toh chu</text:p>
      <text:p text:style-name="P1">20/01/15 11:35:21 pm: Shridhar: Sui jav 6u it's 11:35</text:p>
      <text:p text:style-name="P1">20/01/15 11:36:05 pm: Ayu New: Huh</text:p>
      <text:p text:style-name="P1">20/01/15 11:36:18 pm: Ayu New: Have pictures moklavana khaya etle sui jau chu</text:p>
      <text:p text:style-name="P1">20/01/15 11:36:57 pm: Shridhar: Gd8</text:p>
      <text:p text:style-name="P1">20/01/15 11:37:02 pm: Shridhar: Mwaaaah</text:p>
      <text:p text:style-name="P1">20/01/15 11:37:04 pm: Ayu New: How rude</text:p>
      <text:p text:style-name="P1">20/01/15 11:39:44 pm: Shridhar: Arey na baby</text:p>
      <text:p text:style-name="P1">20/01/15 11:40:17 pm: Ayu New: Than talk and send</text:p>
      <text:p text:style-name="P1">20/01/15 11:40:35 pm: Shridhar: Arey baby please</text:p>
      <text:p text:style-name="P1">20/01/15 11:41:31 pm: Ayu New: Ja sui ja</text:p>
      <text:p text:style-name="P1">21/01/15 6:00:26 am: Ayu New: Shridhar ek kam kar when u reach office can u update <text:soft-page-break/>my resume</text:p>
      <text:p text:style-name="P1">21/01/15 6:01:53 am: Ayu New: Add that i work at envoy of staunton niche lakhje kindred/rehabcare eni niche lakhje PTA-Full time and eni niche hu pachi moklis su lakhvanu my duties and all and start date lakhje September 1 2014</text:p>
      <text:p text:style-name="P1">21/01/15 6:02:09 am: Ayu New: And after updating mane send kar</text:p>
      <text:p text:style-name="P1">21/01/15 6:02:56 am: Shridhar: Ya I will update it from phone office ma mails ne badhu allowed nathi etle</text:p>
      <text:p text:style-name="P1">21/01/15 6:03:16 am: Ayu New: I want it asap and I don't have word</text:p>
      <text:p text:style-name="P1">21/01/15 6:03:18 am: Shridhar: Or send it to me on my gmail account</text:p>
      <text:p text:style-name="P1">21/01/15 6:03:37 am: Ayu New: Su my resume</text:p>
      <text:p text:style-name="P1">21/01/15 6:04:32 am: Ayu New: I need it by my tomorrow morning</text:p>
      <text:p text:style-name="P1">21/01/15 6:05:15 am: Ayu New: JD's company is having PRN opening.. <text:s/>He already talked about me so i need to apply asap</text:p>
      <text:p text:style-name="P1">21/01/15 6:05:41 am: Shridhar: Ya pan mokal toh khari</text:p>
      <text:p text:style-name="P1">21/01/15 6:05:46 am: Shridhar: Office Jaine kari apu</text:p>
      <text:p text:style-name="P1">21/01/15 6:06:11 am: Ayu New: Go check ur sent nail</text:p>
      <text:p text:style-name="P1">21/01/15 6:06:21 am: Ayu New: Tara sent mail ma padyu hase</text:p>
      <text:p text:style-name="P1">21/01/15 6:08:03 am: Ayu New: Send karyo tara yahoo par</text:p>
      <text:p text:style-name="P1">21/01/15 6:08:08 am: Shridhar: Okay</text:p>
      <text:p text:style-name="P1">21/01/15 6:08:18 am: Ayu New: Special skills ma add karje casamba software</text:p>
      <text:p text:style-name="P1">21/01/15 6:10:12 am: Ayu New: http://coverlettersandresume.com/therapist/pta-resume-example-physical-therapist-assistant/</text:p>
      <text:p text:style-name="P1">21/01/15 6:10:31 am: Ayu New: Listen jyare ama thi copy mare tyare let me know u don't have to right everything</text:p>
      <text:p text:style-name="P1">21/01/15 6:12:03 am: Ayu New: Key qualifications copy mar khali 2 so much time of experience vado point na lakhis and current license ohio state na jagya a current license for state of new york and state of Virginia lakhje</text:p>
      <text:p text:style-name="P1">21/01/15 6:13:31 am: Ayu New: Licensed pta and pta ni under jetla points che a badha lakhje khali pta students vado point na lakhis and document and file ni jagya a khali document lakhje</text:p>
      <text:p text:style-name="P1">21/01/15 6:13:46 am: Ayu New: Listen language thodi badli ne lakhje so copy maryu hoy evu na lage</text:p>
      <text:p text:style-name="P1">21/01/15 6:13:54 am: Ayu New: If any doubts mane puchje pehla</text:p>
      <text:p text:style-name="P1">21/01/15 6:15:49 am: Ayu New: And additional credentials ma lakhe licensed for newyork and virginia sari language ma</text:p>
      <text:p text:style-name="P1">21/01/15 6:16:00 am: Shridhar: Yes okay</text:p>
      <text:p text:style-name="P1">21/01/15 6:17:08 am: Ayu New: Can you send me asap</text:p>
      <text:p text:style-name="P1">21/01/15 6:17:24 am: Shridhar: Ya I will send u before u sleep mane java toh de</text:p>
      <text:p text:style-name="P1">21/01/15 6:17:43 am: Ayu New: Okay</text:p>
      <text:p text:style-name="P1">21/01/15 6:17:50 am: Ayu New: Na pan tane samjhan padi gai ne</text:p>
      <text:p text:style-name="P1">21/01/15 6:18:10 am: Ayu New: I ll send u the link again so u don't have to scroll down</text:p>
      <text:p text:style-name="P1">21/01/15 6:18:13 am: Ayu New: http://coverlettersandresume.com/therapist/pta-resume-example-physical-therapist-assistant/</text:p>
      <text:p text:style-name="P1">21/01/15 6:20:12 am: Shridhar: Oky</text:p>
      <text:p text:style-name="P1">21/01/15 6:20:18 am: Shridhar: I gt u</text:p>
      <text:p text:style-name="P1">21/01/15 6:42:07 am: Ayu New: Listen write September 1 2014 to present</text:p>
      <text:p text:style-name="P1">21/01/15 7:02:00 am: Shridhar: Okay</text:p>
      <text:p text:style-name="P1">21/01/15 7:24:35 am: Ayu New: What u doing</text:p>
      <text:p text:style-name="P1">21/01/15 7:24:43 am: Shridhar: Driving</text:p>
      <text:p text:style-name="P1">21/01/15 7:24:54 am: Ayu New: Y</text:p>
      <text:p text:style-name="P1">21/01/15 7:25:01 am: Ayu New: No train</text:p>
      <text:p text:style-name="P1"/>
      <text:p text:style-name="P1">21/01/15 7:25:13 am: Shridhar: Lagan padra 6e etle</text:p>
      <text:p text:style-name="P1">21/01/15 7:25:34 am: Ayu New: No job</text:p>
      <text:p text:style-name="P1">21/01/15 7:25:48 am: Shridhar: Javanu ne tya thi direct jais</text:p>
      <text:p text:style-name="P1">21/01/15 7:25:56 am: Ayu New: Okay</text:p>
      <text:p text:style-name="P1">21/01/15 7:26:15 am: Ayu New: &lt;image omitted&gt;</text:p>
      <text:p text:style-name="P1">21/01/15 7:27:11 am: Ayu New: Listen resume ma address change karje and number bhi</text:p>
      <text:p text:style-name="P1"><text:soft-page-break/>21/01/15 7:27:19 am: Ayu New: And my email id is wrong too</text:p>
      <text:p text:style-name="P1">21/01/15 7:27:19 am: Shridhar: Oky</text:p>
      <text:p text:style-name="P1">21/01/15 7:27:32 am: Ayu New: Its ayushi221188@yahoo.in</text:p>
      <text:p text:style-name="P1">21/01/15 7:27:50 am: Shridhar: Ya I know</text:p>
      <text:p text:style-name="P1">21/01/15 7:28:17 am: Ayu New: Address is apt 17 , 634 charles st. , staunton, VA-24401</text:p>
      <text:p text:style-name="P1">21/01/15 8:13:42 am: Ayu New: Hello</text:p>
      <text:p text:style-name="P1">21/01/15 8:13:56 am: Ayu New: Hello</text:p>
      <text:p text:style-name="P1">21/01/15 8:14:00 am: Ayu New: Hello</text:p>
      <text:p text:style-name="P1">21/01/15 8:14:08 am: Ayu New: Did u reach</text:p>
      <text:p text:style-name="P1">21/01/15 8:14:27 am: Ayu New: Whenever u drive to work please inform me u left n rexhed</text:p>
      <text:p text:style-name="P1">21/01/15 8:14:30 am: Ayu New: Safely</text:p>
      <text:p text:style-name="P1">21/01/15 8:15:44 am: Shridhar: Just reached Hun</text:p>
      <text:p text:style-name="P1">21/01/15 8:15:52 am: Ayu New: I m wet</text:p>
      <text:p text:style-name="P1">21/01/15 8:15:57 am: Ayu New: I want u in me</text:p>
      <text:p text:style-name="P1">21/01/15 8:16:04 am: Ayu New: Right now</text:p>
      <text:p text:style-name="P1">21/01/15 8:16:09 am: Shridhar: Oh man I want u to</text:p>
      <text:p text:style-name="P1">21/01/15 8:16:20 am: Ayu New: It's too grammar</text:p>
      <text:p text:style-name="P1">21/01/15 8:17:24 am: Ayu New: U know u should never give ur mobile to someone else</text:p>
      <text:p text:style-name="P1">21/01/15 8:17:26 am: Shridhar: wanna FaceTime?</text:p>
      <text:p text:style-name="P1">21/01/15 8:17:33 am: Shridhar: I don give it</text:p>
      <text:p text:style-name="P1">21/01/15 8:17:32 am: Ayu New: No later</text:p>
      <text:p text:style-name="P1">21/01/15 8:17:36 am: Shridhar: Kem wat happend</text:p>
      <text:p text:style-name="P1">21/01/15 8:17:41 am: Ayu New: I m having a headache</text:p>
      <text:p text:style-name="P1">21/01/15 8:17:48 am: Shridhar: Okay</text:p>
      <text:p text:style-name="P1">21/01/15 8:17:51 am: Ayu New: Just because i talk like this</text:p>
      <text:p text:style-name="P1">21/01/15 8:17:52 am: Shridhar: Headache ane u wet</text:p>
      <text:p text:style-name="P1">21/01/15 8:17:59 am: Shridhar: Ya I never give Hun</text:p>
      <text:p text:style-name="P1">21/01/15 8:18:00 am: Ayu New: Yeah</text:p>
      <text:p text:style-name="P1">21/01/15 8:18:13 am: Ayu New: Headache because i m sick</text:p>
      <text:p text:style-name="P1">21/01/15 8:18:16 am: Shridhar: Then let's do a quick facetien</text:p>
      <text:p text:style-name="P1">21/01/15 8:18:19 am: Shridhar: FaceTime</text:p>
      <text:p text:style-name="P1">21/01/15 8:18:44 am: Ayu New: Na</text:p>
      <text:p text:style-name="P1">21/01/15 8:18:49 am: Ayu New: I m not well</text:p>
      <text:p text:style-name="P1">21/01/15 8:18:52 am: Ayu New: Kale</text:p>
      <text:p text:style-name="P1">21/01/15 8:18:57 am: Shridhar: Oh common 5 mins</text:p>
      <text:p text:style-name="P1">21/01/15 8:19:08 am: Ayu New: Na yaar please</text:p>
      <text:p text:style-name="P1">21/01/15 8:19:10 am: Shridhar: U wet now Hun kale nai hov toh</text:p>
      <text:p text:style-name="P1">21/01/15 8:19:38 am: Ayu New: Tu maru resume sarkhu kar</text:p>
      <text:p text:style-name="P1">21/01/15 8:19:45 am: Shridhar: Ya</text:p>
      <text:p text:style-name="P1">21/01/15 8:20:20 am: Shridhar: I will do it and send it to u</text:p>
      <text:p text:style-name="P1">21/01/15 8:20:24 am: Shridhar: Savare joie leje</text:p>
      <text:p text:style-name="P1">21/01/15 8:20:30 am: Shridhar: Atyare Sui ja if u not well</text:p>
      <text:p text:style-name="P1">21/01/15 8:21:16 am: Ayu New: Yeah talk for sometime than i ll sleep</text:p>
      <text:p text:style-name="P1">21/01/15 8:21:40 am: Ayu New: I ll get a juicer tomorrow from walmart and have spinach ginger juice everyday</text:p>
      <text:p text:style-name="P1">21/01/15 8:21:47 am: Ayu New: I need energy and iron</text:p>
      <text:p text:style-name="P1">21/01/15 8:22:35 am: Shridhar: Hmmm okay</text:p>
      <text:p text:style-name="P1">21/01/15 8:22:45 am: Shridhar: Ane did u do the pregnancy tests</text:p>
      <text:p text:style-name="P1">21/01/15 8:24:10 am: Ayu New: I didn't i was tired i ll get the test kit tomorrow</text:p>
      <text:p text:style-name="P1">21/01/15 8:24:41 am: Ayu New: I m scared because i have never been so fatigued and sick before</text:p>
      <text:p text:style-name="P1">21/01/15 8:30:02 am: Ayu New: Shridhu pictures mokalne</text:p>
      <text:p text:style-name="P1">21/01/15 8:31:53 am: Ayu New: &lt;image omitted&gt;</text:p>
      <text:p text:style-name="P1">21/01/15 8:33:20 am: Shridhar: Send me the work place name</text:p>
      <text:p text:style-name="P1">21/01/15 8:33:47 am: Ayu New: Envoy of staunton </text:p>
      <text:p text:style-name="P1">Kindred/rehabcare</text:p>
      <text:p text:style-name="P1">21/01/15 8:34:01 am: Ayu New: Niche lakhje kindred thing</text:p>
      <text:p text:style-name="P1"><text:soft-page-break/>21/01/15 8:34:04 am: Ayu New: Jode nai</text:p>
      <text:p text:style-name="P1">21/01/15 8:34:35 am: Ayu New: Put a - after envoy of ataunton and write SNF</text:p>
      <text:p text:style-name="P1">21/01/15 8:34:39 am: Ayu New: No write</text:p>
      <text:p text:style-name="P1">21/01/15 8:34:46 am: Ayu New: Skilled Nursing Facility</text:p>
      <text:p text:style-name="P1">21/01/15 8:43:48 am: Ayu New: http://m.homes.com/property/5351-austral-loop-austin-tx-78739/id-500022595269/</text:p>
      <text:p text:style-name="P1">21/01/15 8:43:53 am: Ayu New: Look at this house</text:p>
      <text:p text:style-name="P1">21/01/15 8:44:24 am: Ayu New: Exactly my dream house it's in austin texas only for 449000 it's cheap and locality is good</text:p>
      <text:p text:style-name="P1">21/01/15 8:45:31 am: Shridhar: Okay</text:p>
      <text:p text:style-name="P1">21/01/15 8:45:38 am: Shridhar: Check ur resume and let me know</text:p>
      <text:p text:style-name="P1">21/01/15 8:45:42 am: Ayu New: Okay ani see that</text:p>
      <text:p text:style-name="P1">21/01/15 8:45:47 am: Ayu New: Yeah</text:p>
      <text:p text:style-name="P1">21/01/15 8:46:12 am: Shridhar: Gng to have coffee if any doubts to ayine pa6u Karu</text:p>
      <text:p text:style-name="P1">21/01/15 8:46:24 am: Ayu New: It's not .co.in</text:p>
      <text:p text:style-name="P1">21/01/15 8:46:28 am: Ayu New: Its just .in</text:p>
      <text:p text:style-name="P1">21/01/15 8:46:32 am: Ayu New: I told u</text:p>
      <text:p text:style-name="P1">21/01/15 8:46:37 am: Shridhar: It's .co.in</text:p>
      <text:p text:style-name="P1">21/01/15 8:46:44 am: Shridhar: I just send u a mail on that</text:p>
      <text:p text:style-name="P1">21/01/15 8:47:26 am: Ayu New: Key qualifications sauthi top ma ave</text:p>
      <text:p text:style-name="P1">21/01/15 8:47:39 am: Ayu New: And it's mis arranged</text:p>
      <text:p text:style-name="P1">21/01/15 8:48:22 am: Ayu New: And additional credentials ma state pf Virginia lakh</text:p>
      <text:p text:style-name="P1">21/01/15 8:51:44 am: Shridhar: I rearranged check now ane pelu Virginia change kari de tu</text:p>
      <text:p text:style-name="P1">21/01/15 8:54:02 am: Ayu New: I don't have word or else y would i ask u to update my resume</text:p>
      <text:p text:style-name="P1">21/01/15 8:54:49 am: Ayu New: Ala i told u that email id is wrong</text:p>
      <text:p text:style-name="P1">21/01/15 8:54:59 am: Ayu New: It's ayushi221188@yahoo.in</text:p>
      <text:p text:style-name="P1">21/01/15 8:55:05 am: Ayu New: And not co.in</text:p>
      <text:p text:style-name="P1">21/01/15 8:55:17 am: Ayu New: This is the 4th and last time i m teling u</text:p>
      <text:p text:style-name="P1">21/01/15 8:55:33 am: Ayu New: U just want me shouting at u ekvar ma shanti thi kam thatu j nathi taru</text:p>
      <text:p text:style-name="P1">21/01/15 8:56:30 am: Ayu New: Forget it u can't do a thing i ll have to go to library tomorrow, u have proved once again ur good for bothing not even sex</text:p>
      <text:p text:style-name="P1">21/01/15 8:58:37 am: Shridhar: Okay I will do it wait gimme sometime kale inbox joie leje</text:p>
      <text:p text:style-name="P1">21/01/15 8:58:52 am: Ayu New: Okay</text:p>
      <text:p text:style-name="P1">21/01/15 8:59:12 am: Ayu New: And i said write kindred/rehabcare</text:p>
      <text:p text:style-name="P1">21/01/15 8:59:15 am: Ayu New: Niche</text:p>
      <text:p text:style-name="P1">21/01/15 8:59:23 am: Ayu New: And haji misarranged che</text:p>
      <text:p text:style-name="P1">21/01/15 8:59:36 am: Shridhar: Okay</text:p>
      <text:p text:style-name="P1">21/01/15 9:01:15 am: Ayu New: Have kaam na karyu toh i ll get u married to her</text:p>
      <text:p text:style-name="P1">21/01/15 9:01:29 am: Ayu New: &lt;image omitted&gt;</text:p>
      <text:p text:style-name="P1">21/01/15 9:01:56 am: Ayu New: Keep having sex with her all day long</text:p>
      <text:p text:style-name="P1">21/01/15 9:05:35 am: Ayu New: Gd8 love you</text:p>
      <text:p text:style-name="P1">21/01/15 9:05:38 am: Ayu New: Mwuahh</text:p>
      <text:p text:style-name="P1">21/01/15 9:06:10 am: Shridhar: Yuck man</text:p>
      <text:p text:style-name="P1">21/01/15 9:06:12 am: Shridhar: Mwaah</text:p>
      <text:p text:style-name="P1">21/01/15 9:06:20 am: Shridhar: To u</text:p>
      <text:p text:style-name="P1">21/01/15 9:06:47 am: Ayu New: Kam puru karje nai toh ani jode painai dais</text:p>
      <text:p text:style-name="P1">21/01/15 9:06:50 am: Ayu New: Tane</text:p>
      <text:p text:style-name="P1">21/01/15 11:05:35 pm: Ayu New: What u doing</text:p>
      <text:p text:style-name="P1">21/01/15 11:48:42 pm: Ayu New: I miss you like crazy</text:p>
      <text:p text:style-name="P1">21/01/15 11:48:44 pm: Ayu New: Mwuahh</text:p>
      <text:p text:style-name="P1">22/01/15 2:27:39 am: Ayu New: Shridharrrr</text:p>
      <text:p text:style-name="P1">22/01/15 6:26:47 am: Ayu New: Are you okay it's been 12 hours u have not texted me</text:p>
      <text:p text:style-name="P1">22/01/15 6:39:20 am: Shridhar: Ya Hun Kau</text:p>
      <text:p text:style-name="P1">22/01/15 6:39:38 am: Shridhar: I m fine only</text:p>
      <text:p text:style-name="P1">22/01/15 6:39:58 am: Ayu New: Don't do this when i text reply because taro koi <text:soft-page-break/>bharoso nai i have seen u drive the car recklessly</text:p>
      <text:p text:style-name="P1">22/01/15 6:41:57 am: Ayu New: Jo pacho</text:p>
      <text:p text:style-name="P1">22/01/15 7:11:58 am: Ayu New: Shridhar y the hell are you not replying</text:p>
      <text:p text:style-name="P1">22/01/15 7:12:02 am: Ayu New: What u upto</text:p>
      <text:p text:style-name="P1">22/01/15 7:12:07 am: Ayu New: Last seen is at 8:30</text:p>
      <text:p text:style-name="P1">22/01/15 7:12:26 am: Shridhar: Bolne</text:p>
      <text:p text:style-name="P1">22/01/15 7:12:40 am: Shridhar: I m leaving for work takin car</text:p>
      <text:p text:style-name="P1">22/01/15 7:12:51 am: Ayu New: Reach and text</text:p>
      <text:p text:style-name="P1">22/01/15 7:12:55 am: Shridhar: K</text:p>
      <text:p text:style-name="P1">22/01/15 7:12:56 am: Ayu New: Without fail</text:p>
      <text:p text:style-name="P1">22/01/15 7:13:03 am: Ayu New: Or i ll not talk to you</text:p>
      <text:p text:style-name="P1">22/01/15 8:12:43 am: Shridhar: Bolo</text:p>
      <text:p text:style-name="P1">22/01/15 8:13:16 am: Ayu New: U know a patient scratched my finger and i am getting paranoid that i might have terminal illness</text:p>
      <text:p text:style-name="P1">22/01/15 8:13:28 am: Ayu New: I can't die without marrying u</text:p>
      <text:p text:style-name="P1">22/01/15 8:13:41 am: Shridhar: U won't die ane Nthin is happened to u chill</text:p>
      <text:p text:style-name="P1">22/01/15 8:14:17 am: Ayu New: Unless i get a negetive blood report I can't calm down</text:p>
      <text:p text:style-name="P1">22/01/15 8:14:50 am: Shridhar: U will get a negative report</text:p>
      <text:p text:style-name="P1">22/01/15 8:14:54 am: Shridhar: Chill ave</text:p>
      <text:p text:style-name="P1">22/01/15 8:15:27 am: Ayu New: &lt;image omitted&gt;</text:p>
      <text:p text:style-name="P1">22/01/15 8:15:27 am: Ayu New: &lt;image omitted&gt;</text:p>
      <text:p text:style-name="P1">22/01/15 8:15:30 am: Ayu New: &lt;image omitted&gt;</text:p>
      <text:p text:style-name="P1">22/01/15 8:15:30 am: Ayu New: &lt;image omitted&gt;</text:p>
      <text:p text:style-name="P1">22/01/15 8:15:31 am: Ayu New: Which one do u like</text:p>
      <text:p text:style-name="P1">22/01/15 8:15:33 am: Ayu New: &lt;image omitted&gt;</text:p>
      <text:p text:style-name="P1">22/01/15 8:16:36 am: Shridhar: Download Thai 6e</text:p>
      <text:p text:style-name="P1">22/01/15 8:17:39 am: Shridhar: 2nd and the 4th</text:p>
      <text:p text:style-name="P1">22/01/15 8:17:49 am: Ayu New: Me too</text:p>
      <text:p text:style-name="P1">22/01/15 8:18:00 am: Ayu New: It's in my budget it's shyamal and bhumika</text:p>
      <text:p text:style-name="P1">22/01/15 8:20:18 am: Ayu New: Hello</text:p>
      <text:p text:style-name="P1">22/01/15 8:21:00 am: Shridhar: Hmmm okay Ketla nu 6e?</text:p>
      <text:p text:style-name="P1">22/01/15 8:21:27 am: Ayu New: 140000-190000 rs</text:p>
      <text:p text:style-name="P1">22/01/15 8:22:03 am: Shridhar: Hmmm tats costly still</text:p>
      <text:p text:style-name="P1">22/01/15 8:22:12 am: Ayu New: It's not</text:p>
      <text:p text:style-name="P1">22/01/15 8:22:35 am: Ayu New: U know sabyasachi is 250000-400000inr</text:p>
      <text:p text:style-name="P1">22/01/15 8:22:54 am: Ayu New: I can spend 2 lakhs</text:p>
      <text:p text:style-name="P1">22/01/15 8:23:06 am: Shridhar: Hmmmm okay</text:p>
      <text:p text:style-name="P1">22/01/15 8:23:33 am: Ayu New: It's a list designer wear</text:p>
      <text:p text:style-name="P1">22/01/15 8:24:01 am: Shridhar: Ya I know tat</text:p>
      <text:p text:style-name="P1">22/01/15 8:24:10 am: Ayu New: This guys design for kareena n aishwarya</text:p>
      <text:p text:style-name="P1">22/01/15 8:24:18 am: Ayu New: Has to be expensive</text:p>
      <text:p text:style-name="P1">22/01/15 8:24:28 am: Shridhar: Hmmm ya I know who They are</text:p>
      <text:p text:style-name="P1">22/01/15 8:24:58 am: Ayu New: &lt;image omitted&gt;</text:p>
      <text:p text:style-name="P1">22/01/15 8:25:02 am: Ayu New: I like this for sangeet</text:p>
      <text:p text:style-name="P1">22/01/15 8:25:34 am: Ayu New: &lt;image omitted&gt;</text:p>
      <text:p text:style-name="P1">22/01/15 8:25:35 am: Shridhar: It's nice</text:p>
      <text:p text:style-name="P1">22/01/15 8:26:06 am: Ayu New: I m so excited for the wedding I can't get over wedding planning</text:p>
      <text:p text:style-name="P1">22/01/15 8:26:16 am: Ayu New: Clothes dance our pictures</text:p>
      <text:p text:style-name="P1">22/01/15 8:26:18 am: Ayu New: Etc etc</text:p>
      <text:p text:style-name="P1">22/01/15 8:26:26 am: Shridhar: Hmmm tat I can feel</text:p>
      <text:p text:style-name="P1">22/01/15 8:28:49 am: Shridhar: FaceTime kar</text:p>
      <text:p text:style-name="P1">22/01/15 8:28:59 am: Ayu New: Kem</text:p>
      <text:p text:style-name="P1">22/01/15 8:29:02 am: Shridhar: Emaj</text:p>
      <text:p text:style-name="P1">22/01/15 8:29:12 am: Ayu New: R u buying me this wedding lehengha</text:p>
      <text:p text:style-name="P1">22/01/15 8:29:41 am: Shridhar: Am I suppose to buy</text:p>
      <text:p text:style-name="P1">22/01/15 8:29:45 am: Shridhar: ?</text:p>
      <text:p text:style-name="P1">22/01/15 8:30:08 am: Ayu New: U want to FaceTime etle buy me a lehenga than <text:soft-page-break/>facetime deal che</text:p>
      <text:p text:style-name="P1">22/01/15 8:31:16 am: Shridhar: Ok</text:p>
      <text:p text:style-name="P1">23/01/15 3:42:56 am: Ayu New: &lt;image omitted&gt;</text:p>
      <text:p text:style-name="P1">23/01/15 3:42:58 am: Ayu New: This is so us</text:p>
      <text:p text:style-name="P1">23/01/15 6:22:25 am: Ayu New: Su kare che</text:p>
      <text:p text:style-name="P1">23/01/15 6:22:40 am: Shridhar: Sex😜😜😜</text:p>
      <text:p text:style-name="P1">23/01/15 6:22:55 am: Ayu New: Mirror jode</text:p>
      <text:p text:style-name="P1">23/01/15 6:23:08 am: Shridhar: Lol</text:p>
      <text:p text:style-name="P1">23/01/15 6:23:15 am: Shridhar: Kai nai nasto Karu 6u</text:p>
      <text:p text:style-name="P1">23/01/15 6:23:27 am: Ayu New: Su banayu mummy a</text:p>
      <text:p text:style-name="P1">23/01/15 6:23:28 am: Shridhar: Leaving in 5mins</text:p>
      <text:p text:style-name="P1">23/01/15 6:23:37 am: Shridhar: Savare toh suko nasto</text:p>
      <text:p text:style-name="P1">23/01/15 6:23:42 am: Ayu New: Eww</text:p>
      <text:p text:style-name="P1">23/01/15 6:23:43 am: Shridhar: MaMra</text:p>
      <text:p text:style-name="P1">23/01/15 6:23:49 am: Shridhar: Ane daar</text:p>
      <text:p text:style-name="P1">23/01/15 6:24:13 am: Ayu New: It's unhealthy in morning</text:p>
      <text:p text:style-name="P1">23/01/15 6:24:23 am: Ayu New: U rather eat bhakri</text:p>
      <text:p text:style-name="P1">23/01/15 6:24:22 am: Shridhar: Pan kaik toh khaine jav ne</text:p>
      <text:p text:style-name="P1">23/01/15 6:24:34 am: Ayu New: Apple kha</text:p>
      <text:p text:style-name="P1">23/01/15 6:24:44 am: Shridhar: Sometimes I eat bhakri</text:p>
      <text:p text:style-name="P1">23/01/15 6:24:49 am: Ayu New: This imdian</text:p>
      <text:p text:style-name="P1">Nashta in morning ruin</text:p>
      <text:p text:style-name="P1">Ur body</text:p>
      <text:p text:style-name="P1">23/01/15 6:24:53 am: Shridhar: Ane milk kharu be</text:p>
      <text:p text:style-name="P1">23/01/15 6:48:48 am: Shridhar: Wt u doin</text:p>
      <text:p text:style-name="P1">23/01/15 7:00:29 am: Ayu New: Went for shower i was thinking apda chokra ne measles k chicken pox thase toh hu apda ghar ma nai rakhu ene</text:p>
      <text:p text:style-name="P1">23/01/15 7:00:38 am: Ayu New: Hospital ma mukiyais</text:p>
      <text:p text:style-name="P1">23/01/15 7:01:07 am: Ayu New: Ena lidhe apda beu ne thai gayu toh</text:p>
      <text:p text:style-name="P1">23/01/15 7:55:13 am: Shridhar: Ave na Thai</text:p>
      <text:p text:style-name="P1">23/01/15 8:07:27 am: Ayu New: Ahiya pachu break out thayu che measles nu disneyland ma</text:p>
      <text:p text:style-name="P1">23/01/15 8:09:24 am: Shridhar: Hmmm okay</text:p>
      <text:p text:style-name="P1">23/01/15 8:12:02 am: Ayu New: Send me those pictures</text:p>
      <text:p text:style-name="P1">23/01/15 8:12:16 am: Ayu New: U send me those pictures by tonight ir don't talk to me</text:p>
      <text:p text:style-name="P1">23/01/15 8:12:27 am: Shridhar: Ya okay ane</text:p>
      <text:p text:style-name="P1">23/01/15 8:12:29 am: Shridhar: Ave</text:p>
      <text:p text:style-name="P1">24/01/15 12:11:00 am: Ayu New: Omfg</text:p>
      <text:p text:style-name="P1">24/01/15 12:11:06 am: Ayu New: I can't believe this is u and me</text:p>
      <text:p text:style-name="P1">24/01/15 12:11:14 am: Ayu New: We fucking look sooooo beautiful</text:p>
      <text:p text:style-name="P1">24/01/15 5:00:08 am: Ayu New: And adadhu kam karyu</text:p>
      <text:p text:style-name="P1">24/01/15 5:00:14 am: Ayu New: Where are the other pictures</text:p>
      <text:p text:style-name="P1">24/01/15 6:11:46 am: Ayu New: Vichari ne keh tara side thi save the date kone mokalvanu che</text:p>
      <text:p text:style-name="P1">24/01/15 7:38:13 am: Shridhar: Arey badhaj 6e</text:p>
      <text:p text:style-name="P1">24/01/15 7:39:24 am: Ayu New: Pela camera na nathi nikon vada</text:p>
      <text:p text:style-name="P1">24/01/15 7:39:32 am: Shridhar: Eh su karva 6e</text:p>
      <text:p text:style-name="P1">24/01/15 7:39:45 am: Ayu New: Mane joi a che what do u mean su karva che</text:p>
      <text:p text:style-name="P1">24/01/15 8:23:35 am: Ayu New: And i asked u for the list of people u have to send the save the date invitation</text:p>
      <text:p text:style-name="P1">24/01/15 8:23:45 am: Ayu New: I don't have time on sunday and next week</text:p>
      <text:p text:style-name="P1">25/01/15 6:47:21 am: Shridhar: Gm</text:p>
      <text:p text:style-name="P1">25/01/15 6:48:23 am: Shridhar: Postcards na karais bcoz it's only 9 ppl whm I have to send</text:p>
      <text:p text:style-name="P1">25/01/15 6:48:33 am: Shridhar: Ane wic photo</text:p>
      <text:p text:style-name="P1">25/01/15 6:48:42 am: Ayu New: Yeah toh tara 10 j karaya mein</text:p>
      <text:p text:style-name="P1">25/01/15 6:48:48 am: Shridhar: Oky</text:p>
      <text:p text:style-name="P1">25/01/15 6:48:56 am: Ayu New: &lt;image omitted&gt;</text:p>
      <text:p text:style-name="P1"><text:soft-page-break/>25/01/15 6:48:59 am: Ayu New: This for family</text:p>
      <text:p text:style-name="P1">25/01/15 6:49:21 am: Ayu New: &lt;image omitted&gt;</text:p>
      <text:p text:style-name="P1">25/01/15 6:49:24 am: Ayu New: This for friends</text:p>
      <text:p text:style-name="P1">25/01/15 6:49:32 am: Shridhar: Hmmm oky</text:p>
      <text:p text:style-name="P1">25/01/15 6:49:59 am: Ayu New: Check ur yahoo</text:p>
      <text:p text:style-name="P1">25/01/15 6:50:08 am: Ayu New: I got a deal</text:p>
      <text:p text:style-name="P1">25/01/15 6:50:14 am: Shridhar: U din like the one where u holding me on neck</text:p>
      <text:p text:style-name="P1">25/01/15 6:50:34 am: Ayu New: Offer chalti hati 10 magnets for $4.99</text:p>
      <text:p text:style-name="P1">25/01/15 6:51:39 am: Shridhar: Te 40 karata?</text:p>
      <text:p text:style-name="P1">25/01/15 6:51:43 am: Shridhar: Karaya</text:p>
      <text:p text:style-name="P1">25/01/15 6:50:40 am: Ayu New: No</text:p>
      <text:p text:style-name="P1">25/01/15 6:51:06 am: Ayu New: Mummy and daddy ne bhi aa gamyo they are like family mate bau ek bija ne adta na hoy evo send karo</text:p>
      <text:p text:style-name="P1">25/01/15 6:52:41 am: Ayu New: Yeah 20 for friends 20 for family</text:p>
      <text:p text:style-name="P1">25/01/15 6:52:44 am: Ayu New: Tara mara bhega</text:p>
      <text:p text:style-name="P1">25/01/15 6:52:54 am: Ayu New: Thoda extra just incase i need it</text:p>
      <text:p text:style-name="P1">25/01/15 6:55:14 am: Shridhar: Oh okay</text:p>
      <text:p text:style-name="P1">25/01/15 6:55:28 am: Ayu New: Did u like the design</text:p>
      <text:p text:style-name="P1">25/01/15 6:55:58 am: Shridhar: I liked the friends varu</text:p>
      <text:p text:style-name="P1">25/01/15 6:56:06 am: Shridhar: Ane family varu it's decent to</text:p>
      <text:p text:style-name="P1">25/01/15 6:56:18 am: Ayu New: Had to be decent only for family</text:p>
      <text:p text:style-name="P1">25/01/15 7:01:01 am: Shridhar: <text:span text:style-name="T1">calling u in 2</text:span></text:p>
      <text:p text:style-name="P1"/>
      <text:p text:style-name="P1">29/01/15 9:40:47 am: Shridhar: Wt time u leave tommorow</text:p>
      <text:p text:style-name="P1">29/01/15 9:50:13 am: Shridhar: Kya gai</text:p>
      <text:p text:style-name="P1">29/01/15 9:53:00 am: Shridhar: Putting the phone on charge</text:p>
      <text:p text:style-name="P1">29/01/15 9:57:44 am: Shridhar: U there</text:p>
      <text:p text:style-name="P1">29/01/15 10:09:09 am: Shridhar: Wat u doin</text:p>
      <text:p text:style-name="P1">29/01/15 10:26:28 am: Shridhar: U there?</text:p>
      <text:p text:style-name="P1">29/01/15 10:26:36 am: Ayu New: Yeah wait</text:p>
      <text:p text:style-name="P1">29/01/15 10:26:42 am: Shridhar: Okay</text:p>
      <text:p text:style-name="P1">29/01/15 10:37:28 am: Shridhar: Wat u doin</text:p>
      <text:p text:style-name="P1">29/01/15 10:38:07 am: Ayu New: Sleeping</text:p>
      <text:p text:style-name="P1">29/01/15 10:39:07 am: Shridhar: Oky</text:p>
      <text:p text:style-name="P1">29/01/15 10:39:17 am: Shridhar: Uthe etle karje</text:p>
      <text:p text:style-name="P1">29/01/15 10:39:20 am: Shridhar: Gm</text:p>
      <text:p text:style-name="P1">29/01/15 10:39:22 am: Shridhar: Love u</text:p>
      <text:p text:style-name="P1">29/01/15 10:40:13 am: Ayu New: Hmm</text:p>
      <text:p text:style-name="P1">29/01/15 10:40:14 am: Ayu New: Gn</text:p>
      <text:p text:style-name="P1">29/01/15 3:13:14 pm: Shridhar: &lt;image omitted&gt;</text:p>
      <text:p text:style-name="P1">29/01/15 3:13:14 pm: Shridhar: &lt;image omitted&gt;</text:p>
      <text:p text:style-name="P1">29/01/15 3:13:32 pm: Shridhar: Made a trinity knot but it's come out okay</text:p>
      <text:p text:style-name="P1">29/01/15 8:50:09 pm: Shridhar: U left?</text:p>
      <text:p text:style-name="P1">29/01/15 8:50:41 pm: Ayu New: On my way</text:p>
      <text:p text:style-name="P1">29/01/15 8:50:52 pm: Shridhar: Okay lemme know how's mom</text:p>
      <text:p text:style-name="P1">29/01/15 8:50:56 pm: Shridhar: Ane reach and msg</text:p>
      <text:p text:style-name="P1">29/01/15 8:50:59 pm: Ayu New: Yeah</text:p>
      <text:p text:style-name="P1">29/01/15 8:51:10 pm: Shridhar: Sorry</text:p>
      <text:p text:style-name="P1">29/01/15 8:51:43 pm: Ayu New: I m driving at the speed of 80 mph not now</text:p>
      <text:p text:style-name="P1">29/01/15 8:51:51 pm: Shridhar: Okay</text:p>
      <text:p text:style-name="P1">29/01/15 11:34:33 pm: Shridhar: Reached</text:p>
      <text:p text:style-name="P1">29/01/15 11:35:02 pm: Ayu New: &lt;image omitted&gt;</text:p>
      <text:p text:style-name="P1">29/01/15 11:35:15 pm: Shridhar: Oh bau snow 6e</text:p>
      <text:p text:style-name="P1">29/01/15 11:35:28 pm: Ayu New: Pennsylvania che</text:p>
      <text:p text:style-name="P1">29/01/15 11:35:30 pm: Ayu New: Ttul</text:p>
      <text:p text:style-name="P1">29/01/15 11:35:35 pm: Shridhar: Okay</text:p>
      <text:p text:style-name="P1">29/01/15 11:35:43 pm: Shridhar: Sleeping text once u free</text:p>
      <text:p text:style-name="P1">30/01/15 5:51:04 am: Shridhar: How's mom all good</text:p>
      <text:p text:style-name="P1">30/01/15 6:32:32 am: Ayu New: Yeah she is in pain badhu black dead tissue hatu all <text:soft-page-break/>dead it took them 3 hours insead of 2 and vadhare late karyu hot toh cervical cancer thavana chances hata doctor said</text:p>
      <text:p text:style-name="P1">30/01/15 6:33:18 am: Shridhar: Oh good she is fine</text:p>
      <text:p text:style-name="P1">30/01/15 6:33:37 am: Shridhar: U with her in hospital</text:p>
      <text:p text:style-name="P1">30/01/15 6:34:28 am: Ayu New: Ahiya na rakhe hospital ma more than a day but nurse will be here tomorrow</text:p>
      <text:p text:style-name="P1">30/01/15 6:34:31 am: Ayu New: For 3 days</text:p>
      <text:p text:style-name="P1">30/01/15 6:34:37 am: Ayu New: 3 incisions</text:p>
      <text:p text:style-name="P1">30/01/15 6:34:40 am: Shridhar: Oh okay ghare</text:p>
      <text:p text:style-name="P1">30/01/15 6:34:55 am: Ayu New: She can't talk roght now becauseof pain</text:p>
      <text:p text:style-name="P1">30/01/15 6:34:57 am: Ayu New: Yeah</text:p>
      <text:p text:style-name="P1">30/01/15 6:35:22 am: Shridhar: Oh so food Apai ke only liquid evu kasu nai ne</text:p>
      <text:p text:style-name="P1">30/01/15 6:35:39 am: Ayu New: It's not a gastric surgery</text:p>
      <text:p text:style-name="P1">30/01/15 6:35:56 am: Ayu New: U can give everything until she can digest</text:p>
      <text:p text:style-name="P1">30/01/15 6:36:29 am: Shridhar: Hmmm okay but give her light food and juices so digest easily Thai ane energy pan reh..</text:p>
      <text:p text:style-name="P1">30/01/15 6:36:57 am: Ayu New: She doesn't eat or drink anything because of pain and gas because of anesthesia</text:p>
      <text:p text:style-name="P1">30/01/15 6:37:28 am: Shridhar: Oh okay still peli anesthesia effect 6e dizzyness</text:p>
      <text:p text:style-name="P1">30/01/15 6:37:45 am: Ayu New: Anaesthesia has more effect other than dizziness</text:p>
      <text:p text:style-name="P1">30/01/15 6:37:48 am: Ayu New: Like gas</text:p>
      <text:p text:style-name="P1">30/01/15 6:49:45 am: Shridhar: Oh okay</text:p>
      <text:p text:style-name="P1">30/01/15 6:49:54 am: Shridhar: I was just dizzy etle</text:p>
      <text:p text:style-name="P1">30/01/15 6:51:03 am: Shridhar: When I had undergone a operation</text:p>
      <text:p text:style-name="P1">30/01/15 7:01:55 am: Ayu New: When did u remove your uterus</text:p>
      <text:p text:style-name="P1">30/01/15 7:02:28 am: Shridhar: Arey idiot biju operation ej na hoi</text:p>
      <text:p text:style-name="P1">30/01/15 7:03:01 am: Ayu New: Wait u have a proper reproductive right</text:p>
      <text:p text:style-name="P1">30/01/15 7:03:27 am: Shridhar: Ya man aa toh pela kani nu operation hatu</text:p>
      <text:p text:style-name="P1">30/01/15 7:03:39 am: Ayu New: What is kani</text:p>
      <text:p text:style-name="P1">30/01/15 7:03:59 am: Shridhar: Arey Mara haath par ane pag ma hatu corn</text:p>
      <text:p text:style-name="P1">30/01/15 7:04:02 am: Shridhar: Corn cap</text:p>
      <text:p text:style-name="P1">30/01/15 7:04:18 am: Shridhar: Wt u doin?</text:p>
      <text:p text:style-name="P1">30/01/15 7:19:39 am: Ayu New: Whywould they guve u general anaesthesia for corn cap surgery</text:p>
      <text:p text:style-name="P1">30/01/15 7:21:08 am: Shridhar: Cut karvanu hatu from the root etle</text:p>
      <text:p text:style-name="P1">30/01/15 7:27:20 am: Ayu New: Still</text:p>
      <text:p text:style-name="P1">30/01/15 7:27:29 am: Ayu New: U don't give general anaesthesia</text:p>
      <text:p text:style-name="P1">30/01/15 7:30:09 am: Shridhar: Hmmm so wat u doin</text:p>
      <text:p text:style-name="P1">30/01/15 7:51:24 am: Ayu New: Eatingsoup</text:p>
      <text:p text:style-name="P1">30/01/15 7:51:32 am: Ayu New: As weird as it sounds</text:p>
      <text:p text:style-name="P1">30/01/15 7:51:40 am: Ayu New: English is a funny language</text:p>
      <text:p text:style-name="P1">30/01/15 8:04:33 am: Shridhar: Eating soup sounds wierd</text:p>
      <text:p text:style-name="P1">30/01/15 8:04:53 am: Ayu New: That is how u say it</text:p>
      <text:p text:style-name="P1">30/01/15 8:05:01 am: Ayu New: U never say drinking soup</text:p>
      <text:p text:style-name="P1">30/01/15 8:05:23 am: Shridhar: Ya tats true</text:p>
      <text:p text:style-name="P1">30/01/15 8:05:28 am: Shridhar: Wic soup?</text:p>
      <text:p text:style-name="P1">30/01/15 8:06:00 am: Ayu New: Minestrone</text:p>
      <text:p text:style-name="P1">30/01/15 8:06:09 am: Shridhar: Hmmm okay</text:p>
      <text:p text:style-name="P1">30/01/15 8:06:12 am: Shridhar: Ane biju</text:p>
      <text:p text:style-name="P1">30/01/15 8:06:16 am: Ayu New: That's it</text:p>
      <text:p text:style-name="P1">30/01/15 8:06:18 am: Shridhar: Su Kare baby</text:p>
      <text:p text:style-name="P1">30/01/15 8:06:24 am: Ayu New: He is studying</text:p>
      <text:p text:style-name="P1">30/01/15 8:06:31 am: Shridhar: Oky</text:p>
      <text:p text:style-name="P1">30/01/15 8:06:41 am: Shridhar: Exams ke SAT mate</text:p>
      <text:p text:style-name="P1">30/01/15 8:06:57 am: Ayu New: School assignment</text:p>
      <text:p text:style-name="P1">30/01/15 8:08:58 am: Shridhar: Acha</text:p>
      <text:p text:style-name="P1">30/01/15 8:09:05 am: Shridhar: So is Yeshu gna come</text:p>
      <text:p text:style-name="P1">Down</text:p>
      <text:p text:style-name="P1">30/01/15 8:11:21 am: Ayu New: No she has exams</text:p>
      <text:p text:style-name="P1"><text:soft-page-break/>30/01/15 8:11:26 am: Shridhar: Oh okay</text:p>
      <text:p text:style-name="P1">30/01/15 8:11:31 am: Ayu New: Where was the wedding</text:p>
      <text:p text:style-name="P1">30/01/15 8:11:34 am: Shridhar: When U gna go back</text:p>
      <text:p text:style-name="P1">30/01/15 8:11:38 am: Shridhar: Krishna farm</text:p>
      <text:p text:style-name="P1">30/01/15 8:11:39 am: Ayu New: Monday</text:p>
      <text:p text:style-name="P1">30/01/15 8:11:56 am: Ayu New: Oh okay i never knew people do weddings there sastu che?</text:p>
      <text:p text:style-name="P1">30/01/15 8:12:03 am: Shridhar: Not good service bekar hati ane they spoiled the decorations to</text:p>
      <text:p text:style-name="P1">30/01/15 8:12:14 am: Shridhar: Na re mongu 6e but not worth at all</text:p>
      <text:p text:style-name="P1">30/01/15 8:12:57 am: Ayu New: Priyanka looked prettier than bansari</text:p>
      <text:p text:style-name="P1">30/01/15 8:13:48 am: Shridhar: Lol ya she looked cute</text:p>
      <text:p text:style-name="P1">30/01/15 8:13:53 am: Ayu New: And I disliked to death what she was wearing</text:p>
      <text:p text:style-name="P1">30/01/15 8:14:10 am: Shridhar: Who bansari</text:p>
      <text:p text:style-name="P1">01/02/15 12:18:51 am: Ayu New: Whom u talking too</text:p>
      <text:p text:style-name="P1">01/02/15 12:19:02 am: Shridhar: Shaswat</text:p>
      <text:p text:style-name="P1">01/02/15 12:19:30 am: Shridhar: Savrnu timing nu discussion kariye 6e</text:p>
      <text:p text:style-name="P1">01/02/15 12:19:45 am: Shridhar: Gna sleep now</text:p>
      <text:p text:style-name="P1">01/02/15 12:19:46 am: Shridhar: Gn</text:p>
      <text:p text:style-name="P1">01/02/15 12:19:50 am: Shridhar: Love ya</text:p>
      <text:p text:style-name="P1">01/02/15 12:19:52 am: Shridhar: Mwaa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1:35:05.542000000</meta:creation-date>
    <dc:date>2015-05-28T11:35:30.363000000</dc:date>
    <meta:editing-duration>P0D</meta:editing-duration>
    <meta:editing-cycles>1</meta:editing-cycles>
    <meta:document-statistic meta:table-count="0" meta:image-count="0" meta:object-count="0" meta:page-count="32" meta:paragraph-count="1593" meta:word-count="16597" meta:character-count="93380" meta:non-whitespace-character-count="78370"/>
    <meta:generator>LibreOffice/4.2.2.1$Windows_x86 LibreOffice_project/3be8cda0bddd8e430d8cda1ebfd581265cca5a0f</meta:generator>
  </office:meta>
</office:document-meta>
</file>